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tyle="normal" officeooo:rsid="0038282f" officeooo:paragraph-rsid="006e3c1f" style:font-style-asian="normal" style:font-style-complex="normal"/>
    </style:style>
    <style:style style:name="P5" style:family="paragraph" style:parent-style-name="Standard">
      <style:paragraph-properties fo:break-before="page"/>
      <style:text-properties style:font-name="Noto Sans1" fo:font-style="normal" officeooo:rsid="001cee14" officeooo:paragraph-rsid="001d16bd" style:font-style-asian="normal" style:font-style-complex="normal"/>
    </style:style>
    <style:style style:name="P6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style:font-name="Noto Sans1" fo:font-size="18pt" fo:font-style="normal" fo:font-weight="bold" officeooo:rsid="008b07e5" officeooo:paragraph-rsid="008b07e5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style:font-name="Noto Sans1" fo:font-size="18pt" fo:font-style="normal" fo:font-weight="bold" officeooo:rsid="008ec35d" officeooo:paragraph-rsid="00a39d1c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fo:background-color="#ffff00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Noto Sans1" fo:font-size="14pt" fo:font-style="normal" fo:font-weight="bold" officeooo:rsid="001cee14" officeooo:paragraph-rsid="001d16b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break-before="page"/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Noto Sans1" fo:font-size="14pt" fo:font-style="normal" fo:font-weight="bold" officeooo:rsid="0017ff35" officeooo:paragraph-rsid="001caed5" fo:background-color="#ffff00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Noto Sans1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Noto Sans1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Noto Sans1" fo:font-size="12pt" fo:font-style="normal" fo:font-weight="normal" officeooo:rsid="0055a15b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Noto Sans1" fo:font-size="12pt" fo:font-style="normal" fo:font-weight="normal" officeooo:rsid="00616370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Noto Sans1" fo:font-size="12pt" fo:font-style="normal" fo:font-weight="normal" officeooo:rsid="007187e5" officeooo:paragraph-rsid="007187e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Noto Sans1" fo:font-size="12pt" fo:font-style="normal" fo:font-weight="normal" officeooo:rsid="0059a4ac" officeooo:paragraph-rsid="0059a4a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style:font-name="Noto Sans1" fo:font-size="12pt" fo:font-style="normal" fo:font-weight="normal" officeooo:rsid="005b9a50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Noto Sans1" fo:font-size="10pt" fo:font-style="normal" fo:font-weight="bold" officeooo:rsid="008ec35d" officeooo:paragraph-rsid="008ec35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text-properties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fo:color="#3465a4" loext:opacity="100%" style:font-name="Noto Sans1" fo:font-size="18pt" fo:font-style="normal" fo:font-weight="bold" officeooo:rsid="007cdc43" officeooo:paragraph-rsid="007cdc43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break-before="page"/>
      <style:text-properties fo:color="#3465a4" loext:opacity="100%" style:font-name="Noto Sans1" fo:font-size="18pt" fo:font-style="normal" fo:font-weight="bold" officeooo:rsid="007cdc43" officeooo:paragraph-rsid="00970307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paragraph-properties fo:break-before="page"/>
      <style:text-properties fo:color="#3465a4" loext:opacity="100%" style:font-name="Noto Sans1" fo:font-size="18pt" fo:font-style="normal" fo:font-weight="bold" officeooo:rsid="00983033" officeooo:paragraph-rsid="00983033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text-properties fo:color="#3465a4" loext:opacity="100%" style:font-name="Noto Sans1" fo:font-size="10pt" fo:font-style="normal" fo:font-weight="normal" officeooo:rsid="00925b7d" officeooo:paragraph-rsid="00925b7d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fo:color="#3465a4" loext:opacity="100%" style:font-name="Noto Sans1" fo:font-size="10pt" fo:font-style="normal" fo:font-weight="normal" officeooo:rsid="0094bb46" officeooo:paragraph-rsid="0094bb46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fo:color="#3465a4" loext:opacity="100%" style:font-name="Noto Sans1" fo:font-size="10pt" fo:font-style="normal" fo:font-weight="normal" officeooo:rsid="009603bb" officeooo:paragraph-rsid="009603bb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fo:color="#3465a4" loext:opacity="100%" style:font-name="Noto Sans1" fo:font-size="10pt" fo:font-style="normal" fo:font-weight="bold" officeooo:rsid="00919fbc" officeooo:paragraph-rsid="00919fbc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text-properties officeooo:rsid="009603bb" officeooo:paragraph-rsid="009603bb"/>
    </style:style>
    <style:style style:name="P37" style:family="paragraph" style:parent-style-name="Standard">
      <style:text-properties officeooo:rsid="0098ff00" officeooo:paragraph-rsid="0098ff00"/>
    </style:style>
    <style:style style:name="P38" style:family="paragraph" style:parent-style-name="Standard">
      <style:text-properties officeooo:rsid="00983033" officeooo:paragraph-rsid="0098ff00"/>
    </style:style>
    <style:style style:name="P39" style:family="paragraph" style:parent-style-name="Standard">
      <style:text-properties officeooo:rsid="00a3d6ee" officeooo:paragraph-rsid="00a3d6ee"/>
    </style:style>
    <style:style style:name="P40" style:family="paragraph" style:parent-style-name="Heading_20_1" style:list-style-name="L4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1">
      <style:text-properties officeooo:rsid="00b28891" officeooo:paragraph-rsid="00b28891"/>
    </style:style>
    <style:style style:name="P42" style:family="paragraph" style:parent-style-name="Standard" style:list-style-name="L1">
      <style:text-properties style:font-name="Noto Sans1" officeooo:rsid="0017ff35" officeooo:paragraph-rsid="0017ff35"/>
    </style:style>
    <style:style style:name="P43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P44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45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46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47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48" style:family="paragraph" style:parent-style-name="Standard" style:list-style-name="L3">
      <style:text-properties style:font-name="Noto Sans1" fo:font-style="normal" officeooo:rsid="0029679c" officeooo:paragraph-rsid="0029679c" fo:background-color="#ffff00" style:font-style-asian="normal" style:font-style-complex="normal"/>
    </style:style>
    <style:style style:name="P49" style:family="paragraph" style:parent-style-name="Standard" style:list-style-name="L3">
      <style:text-properties style:font-name="Noto Sans1" fo:font-style="normal" officeooo:rsid="004ad2b4" officeooo:paragraph-rsid="004ad2b4" fo:background-color="#ffff00" style:font-style-asian="normal" style:font-style-complex="normal"/>
    </style:style>
    <style:style style:name="P50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51" style:family="paragraph" style:parent-style-name="Standard" style:list-style-name="L5">
      <style:text-properties style:font-name="Noto Sans1" fo:font-style="normal" officeooo:rsid="00651bd8" officeooo:paragraph-rsid="00651bd8" style:font-style-asian="normal" style:font-style-complex="normal"/>
    </style:style>
    <style:style style:name="P52" style:family="paragraph" style:parent-style-name="Standard" style:list-style-name="L5">
      <style:text-properties style:font-name="Noto Sans1" fo:font-style="normal" officeooo:rsid="001cee14" officeooo:paragraph-rsid="00651bd8" style:font-style-asian="normal" style:font-style-complex="normal"/>
    </style:style>
    <style:style style:name="P53" style:family="paragraph" style:parent-style-name="Standard" style:list-style-name="L5">
      <style:text-properties style:font-name="Noto Sans1" fo:font-style="normal" officeooo:rsid="007b6e32" officeooo:paragraph-rsid="007b6e32" style:font-style-asian="normal" style:font-style-complex="normal"/>
    </style:style>
    <style:style style:name="P54" style:family="paragraph" style:parent-style-name="Standard" style:list-style-name="L5">
      <style:text-properties style:font-name="Noto Sans1" fo:font-style="normal" officeooo:rsid="006e3c1f" officeooo:paragraph-rsid="006e3c1f" style:font-style-asian="normal" style:font-style-complex="normal"/>
    </style:style>
    <style:style style:name="P55" style:family="paragraph" style:parent-style-name="Standard" style:list-style-name="L5">
      <style:text-properties style:font-name="Noto Sans1" fo:font-style="normal" officeooo:rsid="00752df0" officeooo:paragraph-rsid="00752df0" style:font-style-asian="normal" style:font-style-complex="normal"/>
    </style:style>
    <style:style style:name="P56" style:family="paragraph" style:parent-style-name="Standard" style:list-style-name="L5">
      <style:text-properties style:font-name="Noto Sans1" fo:font-style="normal" officeooo:rsid="0038282f" officeooo:paragraph-rsid="00673998" style:font-style-asian="normal" style:font-style-complex="normal"/>
    </style:style>
    <style:style style:name="P57" style:family="paragraph" style:parent-style-name="Standard" style:list-style-name="L5">
      <style:text-properties style:font-name="Noto Sans1" fo:font-style="normal" officeooo:rsid="0038282f" officeooo:paragraph-rsid="007b6e32" style:font-style-asian="normal" style:font-style-complex="normal"/>
    </style:style>
    <style:style style:name="P58" style:family="paragraph" style:parent-style-name="Standard" style:list-style-name="L5">
      <style:text-properties style:font-name="Noto Sans1" fo:font-style="normal" officeooo:rsid="0077b16e" officeooo:paragraph-rsid="0077b16e" style:font-style-asian="normal" style:font-style-complex="normal"/>
    </style:style>
    <style:style style:name="P59" style:family="paragraph" style:parent-style-name="Standard" style:list-style-name="L5">
      <style:text-properties style:font-name="Noto Sans1" fo:font-style="normal" officeooo:rsid="00340d8a" officeooo:paragraph-rsid="007b6e32" style:font-style-asian="normal" style:font-style-complex="normal"/>
    </style:style>
    <style:style style:name="P60" style:family="paragraph" style:parent-style-name="Standard" style:list-style-name="L5">
      <style:text-properties style:font-name="Noto Sans1" fo:font-style="normal" officeooo:rsid="007b7cf2" officeooo:paragraph-rsid="007b7cf2" style:font-style-asian="normal" style:font-style-complex="normal"/>
    </style:style>
    <style:style style:name="P61" style:family="paragraph" style:parent-style-name="Standard" style:list-style-name="L5">
      <style:text-properties style:font-name="Noto Sans1" fo:font-style="normal" officeooo:rsid="0034f4e5" officeooo:paragraph-rsid="007b6e32" style:font-style-asian="normal" style:font-style-complex="normal"/>
    </style:style>
    <style:style style:name="P62" style:family="paragraph" style:parent-style-name="Standard" style:list-style-name="L2">
      <style:text-properties style:font-name="Noto Sans1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2">
      <style:text-properties style:font-name="Noto Sans1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2">
      <style:text-properties style:font-name="Noto Sans1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">
      <style:text-properties style:font-name="Noto Sans1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">
      <style:text-properties style:font-name="Noto Sans1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2">
      <style:text-properties style:font-name="Noto Sans1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">
      <style:text-properties style:font-name="Noto Sans1" fo:font-size="12pt" fo:font-style="normal" fo:font-weight="normal" officeooo:rsid="001bf2a2" officeooo:paragraph-rsid="0055893b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2">
      <style:text-properties style:font-name="Noto Sans1" fo:font-size="12pt" fo:font-style="normal" fo:font-weight="normal" officeooo:rsid="001bf2a2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">
      <style:text-properties style:font-name="Noto Sans1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">
      <style:text-properties style:font-name="Noto Sans1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3">
      <style:text-properties style:font-name="Noto Sans1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4">
      <style:text-properties style:font-name="Noto Sans1" fo:font-size="12pt" fo:font-style="normal" fo:font-weight="normal" officeooo:rsid="00221b32" officeooo:paragraph-rsid="00221b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3">
      <style:text-properties style:font-name="Noto Sans1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3">
      <style:text-properties style:font-name="Noto Sans1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">
      <style:text-properties style:font-name="Noto Sans1" fo:font-size="12pt" fo:font-style="normal" fo:font-weight="normal" officeooo:rsid="001f982c" officeooo:paragraph-rsid="001f982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">
      <style:text-properties style:font-name="Noto Sans1" fo:font-size="12pt" fo:font-style="normal" fo:font-weight="normal" officeooo:rsid="001caed5" officeooo:paragraph-rsid="001caed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2">
      <style:text-properties style:font-name="Noto Sans1" fo:font-size="12pt" fo:font-style="normal" fo:font-weight="normal" officeooo:rsid="002307e5" officeooo:paragraph-rsid="002307e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2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4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4">
      <style:text-properties style:font-name="Noto Sans1" fo:font-size="12pt" fo:font-style="normal" fo:font-weight="normal" officeooo:rsid="002030e3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4">
      <style:text-properties style:font-name="Noto Sans1" fo:font-size="12pt" fo:font-style="normal" fo:font-weight="normal" officeooo:rsid="002030e3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4">
      <style:text-properties style:font-name="Noto Sans1" fo:font-size="12pt" fo:font-style="normal" fo:font-weight="normal" officeooo:rsid="002030e3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2">
      <style:text-properties style:font-name="Noto Sans1" fo:font-size="12pt" fo:font-style="normal" fo:font-weight="normal" officeooo:rsid="0024407a" officeooo:paragraph-rsid="0024407a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2">
      <style:text-properties style:font-name="Noto Sans1" fo:font-size="12pt" fo:font-style="normal" fo:font-weight="normal" officeooo:rsid="00274c32" officeooo:paragraph-rsid="00274c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2">
      <style:text-properties style:font-name="Noto Sans1" fo:font-size="12pt" fo:font-style="normal" fo:font-weight="normal" officeooo:rsid="0059a4ac" officeooo:paragraph-rsid="0059a4a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2">
      <style:text-properties style:font-name="Noto Sans1" fo:font-size="12pt" fo:font-style="normal" fo:font-weight="normal" officeooo:rsid="005a323e" officeooo:paragraph-rsid="005a323e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4">
      <style:text-properties style:font-name="Noto Sans1" fo:font-size="12pt" fo:font-style="normal" fo:font-weight="normal" officeooo:rsid="00364d05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4">
      <style:text-properties style:font-name="Noto Sans1" fo:font-size="12pt" fo:font-style="normal" fo:font-weight="normal" officeooo:rsid="00364d05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4">
      <style:text-properties style:font-name="Noto Sans1" fo:font-size="12pt" fo:font-style="normal" fo:font-weight="normal" officeooo:rsid="00364d05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4">
      <style:text-properties style:font-name="Noto Sans1" fo:font-size="12pt" fo:font-style="normal" fo:font-weight="normal" officeooo:rsid="003913c3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4">
      <style:text-properties style:font-name="Noto Sans1" fo:font-size="12pt" fo:font-style="normal" fo:font-weight="normal" officeooo:rsid="0038282f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4">
      <style:text-properties style:font-name="Noto Sans1" fo:font-size="12pt" fo:font-style="normal" fo:font-weight="normal" officeooo:rsid="0038282f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4">
      <style:text-properties style:font-name="Noto Sans1" fo:font-size="12pt" fo:font-style="normal" fo:font-weight="normal" officeooo:rsid="0030e429" officeooo:paragraph-rsid="0030e4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4">
      <style:text-properties style:font-name="Noto Sans1" fo:font-size="12pt" fo:font-style="normal" fo:font-weight="normal" officeooo:rsid="00383145" officeooo:paragraph-rsid="0038314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4">
      <style:text-properties style:font-name="Noto Sans1" fo:font-size="12pt" fo:font-style="normal" fo:font-weight="normal" officeooo:rsid="0055f93d" officeooo:paragraph-rsid="0055f93d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4">
      <style:text-properties style:font-name="Noto Sans1" fo:font-size="12pt" fo:font-style="normal" fo:font-weight="normal" officeooo:rsid="003a15c1" officeooo:paragraph-rsid="003a15c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4">
      <style:text-properties style:font-name="Noto Sans1" fo:font-size="12pt" fo:font-style="normal" fo:font-weight="normal" officeooo:rsid="005b9a50" officeooo:paragraph-rsid="00607298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4">
      <style:text-properties style:font-name="Noto Sans1" fo:font-size="12pt" fo:font-style="normal" fo:font-weight="normal" officeooo:rsid="0054b8d7" officeooo:paragraph-rsid="0054b8d7" fo:background-color="#ffff00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4">
      <style:text-properties style:font-name="Noto Sans1" fo:font-size="12pt" fo:font-style="normal" fo:font-weight="normal" officeooo:rsid="0029679c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4">
      <style:text-properties style:font-name="Noto Sans1" fo:font-size="12pt" fo:font-style="normal" fo:font-weight="normal" officeooo:rsid="002cf419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4">
      <style:text-properties style:font-name="Noto Sans1" fo:font-size="12pt" fo:font-style="normal" fo:font-weight="normal" officeooo:rsid="002b072c" officeooo:paragraph-rsid="00607298" fo:background-color="#ffff00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7">
      <style:text-properties style:font-name="Noto Sans1" fo:font-size="12pt" fo:font-style="normal" fo:font-weight="normal" officeooo:rsid="005b9a50" officeooo:paragraph-rsid="006afa8c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8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8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8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5">
      <style:text-properties style:font-name="Noto Sans1" fo:font-size="12pt" fo:font-style="normal" fo:font-weight="normal" officeooo:rsid="0077b16e" officeooo:paragraph-rsid="007c8a5e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5">
      <style:text-properties style:font-name="Noto Sans1" fo:font-size="12pt" fo:font-style="normal" fo:font-weight="normal" officeooo:rsid="001cee14" officeooo:paragraph-rsid="007c8a5e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5">
      <style:text-properties style:font-name="Noto Sans1" fo:font-size="12pt" fo:font-style="normal" fo:font-weight="normal" officeooo:rsid="001cee14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6">
      <style:text-properties style:font-name="Noto Sans1" fo:font-size="12pt" fo:font-style="normal" fo:font-weight="normal" officeooo:rsid="001cee14" officeooo:paragraph-rsid="00727a02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6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6">
      <style:text-properties style:font-name="Noto Sans1" fo:font-size="12pt" fo:font-style="normal" fo:font-weight="normal" officeooo:rsid="006f1771" officeooo:paragraph-rsid="006f1771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6">
      <style:text-properties style:font-name="Noto Sans1" fo:font-size="12pt" fo:font-style="normal" fo:font-weight="normal" officeooo:rsid="00702179" officeooo:paragraph-rsid="0070217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6">
      <style:text-properties style:font-name="Noto Sans1" fo:font-size="12pt" fo:font-style="normal" fo:font-weight="normal" officeooo:rsid="00740281" officeooo:paragraph-rsid="00740281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7">
      <style:text-properties style:font-name="Noto Sans1" fo:font-size="12pt" fo:font-style="normal" fo:font-weight="normal" officeooo:rsid="00740281" officeooo:paragraph-rsid="0074028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6">
      <style:text-properties style:font-name="Noto Sans1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6">
      <style:text-properties style:font-name="Noto Sans1" fo:font-size="12pt" fo:font-style="normal" fo:font-weight="normal" officeooo:rsid="00741b2a" officeooo:paragraph-rsid="00741b2a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7">
      <style:text-properties style:font-name="Noto Sans1" fo:font-size="12pt" fo:font-style="normal" fo:font-weight="normal" officeooo:rsid="00741b2a" officeooo:paragraph-rsid="00741b2a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6">
      <style:text-properties style:font-name="Noto Sans1" fo:font-size="12pt" fo:font-style="normal" fo:font-weight="normal" officeooo:rsid="00752df0" officeooo:paragraph-rsid="00752df0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6">
      <style:text-properties style:font-name="Noto Sans1" fo:font-size="12pt" fo:font-style="normal" fo:font-weight="normal" officeooo:rsid="0075d491" officeooo:paragraph-rsid="0075d491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6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7">
      <style:text-properties style:font-name="Noto Sans1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7">
      <style:text-properties style:font-name="Noto Sans1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7">
      <style:text-properties style:font-name="Noto Sans1" fo:font-size="12pt" fo:font-style="normal" fo:font-weight="normal" officeooo:rsid="007187e5" officeooo:paragraph-rsid="007187e5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7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7">
      <style:text-properties style:font-name="Noto Sans1" fo:font-size="12pt" fo:font-style="normal" fo:font-weight="normal" officeooo:rsid="002b072c" officeooo:paragraph-rsid="006afa8c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7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7">
      <style:text-properties style:font-name="Noto Sans1" fo:font-size="12pt" fo:font-style="normal" fo:font-weight="normal" officeooo:rsid="00651bd8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7">
      <style:text-properties style:font-name="Noto Sans1" fo:font-size="12pt" fo:font-style="normal" fo:font-weight="normal" officeooo:rsid="0067e442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7">
      <style:text-properties style:font-name="Noto Sans1" fo:font-size="12pt" fo:font-style="normal" fo:font-weight="normal" officeooo:rsid="0079a02d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7">
      <style:text-properties style:font-name="Noto Sans1" fo:font-size="12pt" fo:font-style="normal" fo:font-weight="normal" officeooo:rsid="007b7cf2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5">
      <style:text-properties style:font-name="Noto Sans1" fo:font-size="12pt" fo:font-style="normal" fo:font-weight="normal" officeooo:rsid="007b6e32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5">
      <style:text-properties style:font-name="Noto Sans1" fo:font-size="12pt" fo:font-style="normal" fo:font-weight="normal" officeooo:rsid="0038282f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4">
      <style:text-properties style:font-name="Noto Sans1" fo:font-size="12pt" fo:font-style="normal" fo:font-weight="bold" officeooo:rsid="003913c3" officeooo:paragraph-rsid="003913c3" fo:background-color="#ffff00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 style:list-style-name="L2">
      <style:text-properties style:font-name="Noto Sans1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138" style:family="paragraph" style:parent-style-name="Standard" style:list-style-name="L16">
      <style:text-properties style:font-name="Noto Sans1" fo:font-size="18pt" fo:font-style="normal" fo:font-weight="bold" officeooo:rsid="008ec35d" officeooo:paragraph-rsid="00a6e760" style:font-size-asian="18pt" style:font-style-asian="normal" style:font-weight-asian="bold" style:font-size-complex="18pt" style:font-style-complex="normal" style:font-weight-complex="bold"/>
    </style:style>
    <style:style style:name="P139" style:family="paragraph" style:parent-style-name="Standard">
      <style:text-properties style:font-name="Noto Sans1" fo:font-size="18pt" fo:font-style="normal" fo:font-weight="bold" officeooo:rsid="008ec35d" officeooo:paragraph-rsid="00a6e760" style:font-size-asian="18pt" style:font-style-asian="normal" style:font-weight-asian="bold" style:font-size-complex="18pt" style:font-style-complex="normal" style:font-weight-complex="bold"/>
    </style:style>
    <style:style style:name="P140" style:family="paragraph" style:parent-style-name="Standard">
      <style:paragraph-properties fo:break-before="page"/>
      <style:text-properties style:font-name="Noto Sans1" fo:font-size="18pt" fo:font-style="normal" fo:font-weight="bold" officeooo:rsid="008ec35d" officeooo:paragraph-rsid="00a6e760" style:font-size-asian="18pt" style:font-style-asian="normal" style:font-weight-asian="bold" style:font-size-complex="18pt" style:font-style-complex="normal" style:font-weight-complex="bold"/>
    </style:style>
    <style:style style:name="P141" style:family="paragraph" style:parent-style-name="Standard" style:list-style-name="L4">
      <style:text-properties style:font-name="Noto Sans1" fo:font-size="14pt" fo:font-style="normal" fo:font-weight="bold" officeooo:rsid="00221b32" officeooo:paragraph-rsid="00221b32" fo:background-color="#ffff00" style:font-size-asian="14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 style:list-style-name="L4">
      <style:text-properties style:font-name="Noto Sans1" fo:font-size="13pt" fo:font-style="normal" fo:font-weight="bold" officeooo:rsid="002b072c" officeooo:paragraph-rsid="00607298" fo:background-color="#ffff00" style:font-size-asian="13pt" style:font-style-asian="normal" style:font-weight-asian="bold" style:font-size-complex="13pt" style:font-style-complex="normal" style:font-weight-complex="bold"/>
    </style:style>
    <style:style style:name="P143" style:family="paragraph" style:parent-style-name="Standard" style:list-style-name="L17">
      <style:text-properties style:font-name="Noto Sans1" fo:font-size="10pt" fo:font-style="normal" fo:font-weight="normal" officeooo:rsid="008ec35d" officeooo:paragraph-rsid="008ec35d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 style:list-style-name="L17">
      <style:text-properties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 style:list-style-name="L24">
      <style:text-properties style:font-name="Noto Sans1" fo:font-size="10pt" fo:font-style="normal" fo:font-weight="normal" officeooo:rsid="00b91c0a" officeooo:paragraph-rsid="00b91c0a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 style:list-style-name="L24">
      <style:text-properties style:font-name="Noto Sans1" fo:font-size="10pt" fo:font-style="normal" fo:font-weight="normal" officeooo:rsid="00b981b4" officeooo:paragraph-rsid="00b981b4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text-properties style:font-name="Noto Sans1" fo:font-size="10pt" fo:font-style="normal" fo:font-weight="normal" officeooo:rsid="00b981b4" officeooo:paragraph-rsid="00b981b4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 style:list-style-name="L25">
      <style:text-properties style:font-name="Noto Sans1" fo:font-size="10pt" fo:font-style="normal" fo:font-weight="normal" officeooo:rsid="00ba46f2" officeooo:paragraph-rsid="00ba46f2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 style:list-style-name="L25">
      <style:text-properties style:font-name="Noto Sans1" fo:font-size="10pt" fo:font-style="normal" fo:font-weight="normal" officeooo:rsid="00bace3b" officeooo:paragraph-rsid="00bace3b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 style:list-style-name="L25">
      <style:text-properties style:font-name="Noto Sans1" fo:font-size="10pt" fo:font-style="normal" fo:font-weight="normal" officeooo:rsid="00bc062b" officeooo:paragraph-rsid="00bc062b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 style:list-style-name="L26">
      <style:text-properties style:font-name="Noto Sans1" fo:font-size="10pt" fo:font-style="normal" fo:font-weight="normal" officeooo:rsid="00bc9096" officeooo:paragraph-rsid="00bc9096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 style:list-style-name="L26">
      <style:text-properties style:font-name="Noto Sans1" fo:font-size="10pt" fo:font-style="normal" fo:font-weight="normal" officeooo:rsid="00be2957" officeooo:paragraph-rsid="00be2957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 style:list-style-name="L26">
      <style:text-properties style:font-name="Noto Sans1" fo:font-size="10pt" fo:font-style="normal" fo:font-weight="normal" officeooo:rsid="00bf95c8" officeooo:paragraph-rsid="00bf95c8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text-properties style:font-name="Noto Sans1" fo:font-size="10pt" fo:font-style="normal" fo:font-weight="bold" officeooo:rsid="008ec35d" officeooo:paragraph-rsid="008ec35d" style:font-size-asian="10pt" style:font-style-asian="normal" style:font-weight-asian="bold" style:font-size-complex="10pt" style:font-style-complex="normal" style:font-weight-complex="bold"/>
    </style:style>
    <style:style style:name="P155" style:family="paragraph" style:parent-style-name="Standard">
      <style:text-properties style:font-name="Noto Sans1" fo:font-size="10pt" fo:font-style="normal" fo:font-weight="bold" officeooo:rsid="00bc9096" officeooo:paragraph-rsid="00bc9096" style:font-size-asian="10pt" style:font-style-asian="normal" style:font-weight-asian="bold" style:font-size-complex="10pt" style:font-style-complex="normal" style:font-weight-complex="bold"/>
    </style:style>
    <style:style style:name="P156" style:family="paragraph" style:parent-style-name="Standard">
      <style:text-properties style:font-name="Noto Sans1" fo:font-size="10pt" fo:font-style="normal" fo:font-weight="bold" officeooo:rsid="00ba46f2" officeooo:paragraph-rsid="00ba46f2" fo:background-color="#ffff00" style:font-size-asian="10pt" style:font-style-asian="normal" style:font-weight-asian="bold" style:font-size-complex="10pt" style:font-style-complex="normal" style:font-weight-complex="bold"/>
    </style:style>
    <style:style style:name="P157" style:family="paragraph" style:parent-style-name="Standard">
      <style:text-properties style:font-name="Noto Sans1" fo:font-size="10pt" fo:font-style="normal" fo:font-weight="bold" officeooo:rsid="00b91c0a" officeooo:paragraph-rsid="00b91c0a" fo:background-color="#81d41a" style:font-size-asian="10pt" style:font-style-asian="normal" style:font-weight-asian="bold" style:font-size-complex="10pt" style:font-style-complex="normal" style:font-weight-complex="bold"/>
    </style:style>
    <style:style style:name="P158" style:family="paragraph" style:parent-style-name="Standard" style:list-style-name="L3">
      <style:text-properties style:text-line-through-style="solid" style:text-line-through-type="single"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5">
      <style:text-properties officeooo:paragraph-rsid="007c8a5e"/>
    </style:style>
    <style:style style:name="P160" style:family="paragraph" style:parent-style-name="Standard" style:list-style-name="L9">
      <style:text-properties fo:color="#3465a4" loext:opacity="100%" fo:font-size="10pt" fo:font-weight="normal" officeooo:rsid="0080cda1" officeooo:paragraph-rsid="0080cda1" style:font-size-asian="10pt" style:font-weight-asian="normal" style:font-size-complex="10pt" style:font-weight-complex="normal"/>
    </style:style>
    <style:style style:name="P161" style:family="paragraph" style:parent-style-name="Standard" style:list-style-name="L9">
      <style:text-properties fo:color="#3465a4" loext:opacity="100%" fo:font-size="10pt" fo:font-weight="normal" officeooo:rsid="00811911" officeooo:paragraph-rsid="00811911" style:font-size-asian="10pt" style:font-weight-asian="normal" style:font-size-complex="10pt" style:font-weight-complex="normal"/>
    </style:style>
    <style:style style:name="P162" style:family="paragraph" style:parent-style-name="Standard" style:list-style-name="L9">
      <style:text-properties fo:color="#3465a4" loext:opacity="100%" fo:font-size="10pt" officeooo:rsid="007e9fb3" officeooo:paragraph-rsid="007e9fb3" fo:background-color="#81d41a" style:font-size-asian="10pt" style:font-size-complex="10pt"/>
    </style:style>
    <style:style style:name="P163" style:family="paragraph" style:parent-style-name="Standard" style:list-style-name="L9">
      <style:text-properties fo:color="#3465a4" loext:opacity="100%" style:font-name="Noto Sans1" fo:font-size="10pt" fo:font-style="normal" fo:font-weight="normal" officeooo:rsid="007f513e" officeooo:paragraph-rsid="007f513e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Standard" style:list-style-name="L9">
      <style:text-properties fo:color="#3465a4" loext:opacity="100%" style:font-name="Noto Sans1" fo:font-size="10pt" fo:font-style="normal" fo:font-weight="normal" officeooo:rsid="0080cda1" officeooo:paragraph-rsid="0080cda1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Standard" style:list-style-name="L9">
      <style:text-properties fo:color="#3465a4" loext:opacity="100%" style:font-name="Noto Sans1" fo:font-size="10pt" fo:font-style="normal" fo:font-weight="normal" officeooo:rsid="00811911" officeooo:paragraph-rsid="00811911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Standard" style:list-style-name="L9">
      <style:text-properties fo:color="#3465a4" loext:opacity="100%" style:font-name="Noto Sans1" fo:font-size="10pt" fo:font-style="normal" fo:font-weight="normal" officeooo:rsid="0082ee37" officeooo:paragraph-rsid="0082ee37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Standard" style:list-style-name="L9">
      <style:text-properties fo:color="#3465a4" loext:opacity="100%" style:font-name="Noto Sans1" fo:font-size="10pt" fo:font-style="normal" fo:font-weight="normal" officeooo:rsid="00835545" officeooo:paragraph-rsid="00835545" style:font-size-asian="10pt" style:font-style-asian="normal" style:font-weight-asian="normal" style:font-size-complex="10pt" style:font-style-complex="normal" style:font-weight-complex="normal"/>
    </style:style>
    <style:style style:name="P168" style:family="paragraph" style:parent-style-name="Standard" style:list-style-name="L9">
      <style:text-properties fo:color="#3465a4" loext:opacity="100%" style:font-name="Noto Sans1" fo:font-size="10pt" fo:font-style="normal" fo:font-weight="normal" officeooo:rsid="008bb67a" officeooo:paragraph-rsid="008bb67a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Standard" style:list-style-name="L9">
      <style:text-properties fo:color="#3465a4" loext:opacity="100%" style:font-name="Noto Sans1" fo:font-size="10pt" fo:font-style="normal" fo:font-weight="normal" officeooo:rsid="0085a53e" officeooo:paragraph-rsid="0085a53e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Standard" style:list-style-name="L9">
      <style:text-properties fo:color="#3465a4" loext:opacity="100%" style:font-name="Noto Sans1" fo:font-size="10pt" fo:font-style="normal" fo:font-weight="normal" officeooo:rsid="00891aa8" officeooo:paragraph-rsid="00891aa8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Standard" style:list-style-name="L9">
      <style:text-properties fo:color="#3465a4" loext:opacity="100%" style:font-name="Noto Sans1" fo:font-size="10pt" fo:font-style="normal" fo:font-weight="normal" officeooo:rsid="00898a8a" officeooo:paragraph-rsid="00898a8a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Standard" style:list-style-name="L9">
      <style:text-properties fo:color="#3465a4" loext:opacity="100%" style:font-name="Noto Sans1" fo:font-size="10pt" fo:font-style="normal" fo:font-weight="normal" officeooo:rsid="008b07e5" officeooo:paragraph-rsid="008b07e5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Standard" style:list-style-name="L9">
      <style:text-properties fo:color="#3465a4" loext:opacity="100%" style:font-name="Noto Sans1" fo:font-size="10pt" fo:font-style="normal" fo:font-weight="normal" officeooo:rsid="008c8823" officeooo:paragraph-rsid="008c8823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Standard" style:list-style-name="L9">
      <style:text-properties fo:color="#3465a4" loext:opacity="100%" style:font-name="Noto Sans1" fo:font-size="10pt" fo:font-style="normal" fo:font-weight="normal" officeooo:rsid="008d243a" officeooo:paragraph-rsid="008d243a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Standard" style:list-style-name="L9">
      <style:text-properties fo:color="#3465a4" loext:opacity="100%" style:font-name="Noto Sans1" fo:font-size="10pt" fo:font-style="normal" fo:font-weight="normal" officeooo:rsid="008ec35d" officeooo:paragraph-rsid="008ec35d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Standard" style:list-style-name="L9">
      <style:text-properties fo:color="#3465a4" loext:opacity="100%"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Standard" style:list-style-name="L10">
      <style:text-properties fo:color="#3465a4" loext:opacity="100%" style:font-name="Noto Sans1" fo:font-size="10pt" fo:font-style="normal" fo:font-weight="normal" officeooo:rsid="00919fbc" officeooo:paragraph-rsid="00919fbc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Standard" style:list-style-name="L11">
      <style:text-properties fo:color="#3465a4" loext:opacity="100%" style:font-name="Noto Sans1" fo:font-size="10pt" fo:font-style="normal" fo:font-weight="normal" officeooo:rsid="00925b7d" officeooo:paragraph-rsid="00925b7d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Standard" style:list-style-name="L11">
      <style:text-properties fo:color="#3465a4" loext:opacity="100%" style:font-name="Noto Sans1" fo:font-size="10pt" fo:font-style="normal" fo:font-weight="normal" officeooo:rsid="0093c19f" officeooo:paragraph-rsid="0093c19f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Standard" style:list-style-name="L11">
      <style:text-properties fo:color="#3465a4" loext:opacity="100%" style:font-name="Noto Sans1" fo:font-size="10pt" fo:font-style="normal" fo:font-weight="normal" officeooo:rsid="0094bb46" officeooo:paragraph-rsid="0094bb46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Standard" style:list-style-name="L12">
      <style:text-properties fo:color="#3465a4" loext:opacity="100%" style:font-name="Noto Sans1" fo:font-size="10pt" fo:font-style="normal" fo:font-weight="normal" officeooo:rsid="0094bb46" officeooo:paragraph-rsid="0094bb46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Standard" style:list-style-name="L13">
      <style:text-properties fo:color="#3465a4" loext:opacity="100%" style:font-name="Noto Sans1" fo:font-size="10pt" fo:font-style="normal" fo:font-weight="normal" officeooo:rsid="009603bb" officeooo:paragraph-rsid="009603bb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Standard" style:list-style-name="L14">
      <style:text-properties fo:color="#3465a4" loext:opacity="100%" style:font-name="Noto Sans1" fo:font-size="10pt" fo:font-style="normal" fo:font-weight="normal" officeooo:rsid="009603bb" officeooo:paragraph-rsid="009603bb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Standard" style:list-style-name="L14">
      <style:text-properties fo:color="#3465a4" loext:opacity="100%" style:font-name="Noto Sans1" fo:font-size="10pt" fo:font-style="normal" fo:font-weight="normal" officeooo:rsid="00970307" officeooo:paragraph-rsid="00970307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Standard" style:list-style-name="L9">
      <style:text-properties fo:color="#3465a4" loext:opacity="100%" style:font-name="Noto Sans1" fo:font-size="10pt" fo:font-style="normal" fo:font-weight="normal" officeooo:rsid="007e9fb3" officeooo:paragraph-rsid="007e9fb3" fo:background-color="#81d41a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Standard" style:list-style-name="L9">
      <style:text-properties fo:color="#3465a4" loext:opacity="100%" style:font-name="Noto Sans1" fo:font-size="10pt" fo:font-style="normal" fo:font-weight="bold" officeooo:rsid="0080cda1" officeooo:paragraph-rsid="0080cda1" style:font-size-asian="10pt" style:font-style-asian="normal" style:font-weight-asian="bold" style:font-size-complex="10pt" style:font-style-complex="normal" style:font-weight-complex="bold"/>
    </style:style>
    <style:style style:name="P187" style:family="paragraph" style:parent-style-name="Standard" style:list-style-name="L9">
      <style:text-properties fo:color="#3465a4" loext:opacity="100%" style:font-name="Noto Sans1" fo:font-size="10pt" fo:font-style="normal" fo:font-weight="bold" officeooo:rsid="0082ee37" officeooo:paragraph-rsid="0082ee37" style:font-size-asian="10pt" style:font-style-asian="normal" style:font-weight-asian="bold" style:font-size-complex="10pt" style:font-style-complex="normal" style:font-weight-complex="bold"/>
    </style:style>
    <style:style style:name="P188" style:family="paragraph" style:parent-style-name="Standard" style:list-style-name="L9">
      <style:text-properties fo:color="#3465a4" loext:opacity="100%" style:font-name="Noto Sans1" fo:font-size="10pt" fo:font-style="normal" fo:font-weight="bold" officeooo:rsid="00835545" officeooo:paragraph-rsid="00835545" style:font-size-asian="10pt" style:font-style-asian="normal" style:font-weight-asian="bold" style:font-size-complex="10pt" style:font-style-complex="normal" style:font-weight-complex="bold"/>
    </style:style>
    <style:style style:name="P189" style:family="paragraph" style:parent-style-name="Standard" style:list-style-name="L9">
      <style:text-properties fo:color="#3465a4" loext:opacity="100%" style:font-name="Noto Sans1" fo:font-size="10pt" fo:font-style="normal" fo:font-weight="bold" officeooo:rsid="008b07e5" officeooo:paragraph-rsid="008b07e5" style:font-size-asian="10pt" style:font-style-asian="normal" style:font-weight-asian="bold" style:font-size-complex="10pt" style:font-style-complex="normal" style:font-weight-complex="bold"/>
    </style:style>
    <style:style style:name="P190" style:family="paragraph" style:parent-style-name="Standard" style:list-style-name="L9">
      <style:text-properties fo:color="#3465a4" loext:opacity="100%" style:font-name="Noto Sans1" fo:font-size="10pt" fo:font-style="normal" fo:font-weight="bold" officeooo:rsid="008d243a" officeooo:paragraph-rsid="008d243a" style:font-size-asian="10pt" style:font-style-asian="normal" style:font-weight-asian="bold" style:font-size-complex="10pt" style:font-style-complex="normal" style:font-weight-complex="bold"/>
    </style:style>
    <style:style style:name="P191" style:family="paragraph" style:parent-style-name="Standard">
      <style:text-properties fo:color="#3465a4" loext:opacity="100%" style:font-name="Noto Sans1" fo:font-size="18pt" fo:font-style="normal" fo:font-weight="bold" officeooo:rsid="007cdc43" officeooo:paragraph-rsid="00970307" style:font-size-asian="18pt" style:font-style-asian="normal" style:font-weight-asian="bold" style:font-size-complex="18pt" style:font-style-complex="normal" style:font-weight-complex="bold"/>
    </style:style>
    <style:style style:name="P192" style:family="paragraph" style:parent-style-name="Standard" style:list-style-name="L16">
      <style:text-properties fo:font-weight="bold" officeooo:rsid="009e4b1f" officeooo:paragraph-rsid="009e4b1f" style:font-weight-asian="bold" style:font-weight-complex="bold"/>
    </style:style>
    <style:style style:name="P193" style:family="paragraph" style:parent-style-name="Standard" style:list-style-name="L16">
      <style:text-properties fo:font-weight="bold" officeooo:rsid="009a01f0" officeooo:paragraph-rsid="009a01f0" style:font-weight-asian="bold" style:font-weight-complex="bold"/>
    </style:style>
    <style:style style:name="P194" style:family="paragraph" style:parent-style-name="Standard" style:list-style-name="L16">
      <style:text-properties fo:font-weight="bold" officeooo:rsid="00a29c21" officeooo:paragraph-rsid="00a29c21" style:font-weight-asian="bold" style:font-weight-complex="bold"/>
    </style:style>
    <style:style style:name="P195" style:family="paragraph" style:parent-style-name="Standard" style:list-style-name="L16">
      <style:text-properties fo:font-weight="bold" officeooo:rsid="00a38872" officeooo:paragraph-rsid="00a38872" style:font-weight-asian="bold" style:font-weight-complex="bold"/>
    </style:style>
    <style:style style:name="P196" style:family="paragraph" style:parent-style-name="Standard" style:list-style-name="L16">
      <style:text-properties fo:font-weight="bold" officeooo:rsid="00aab241" officeooo:paragraph-rsid="00aab241" style:font-weight-asian="bold" style:font-weight-complex="bold"/>
    </style:style>
    <style:style style:name="P197" style:family="paragraph" style:parent-style-name="Standard" style:list-style-name="L16">
      <style:text-properties fo:font-weight="bold" officeooo:rsid="00ac9fe7" officeooo:paragraph-rsid="00ac9fe7" style:font-weight-asian="bold" style:font-weight-complex="bold"/>
    </style:style>
    <style:style style:name="P198" style:family="paragraph" style:parent-style-name="Standard" style:list-style-name="L16">
      <style:text-properties fo:font-weight="bold" officeooo:rsid="00b04a9c" officeooo:paragraph-rsid="00b04a9c" style:font-weight-asian="bold" style:font-weight-complex="bold"/>
    </style:style>
    <style:style style:name="P199" style:family="paragraph" style:parent-style-name="Standard" style:list-style-name="L23">
      <style:text-properties fo:font-weight="bold" officeooo:rsid="00b64a0c" officeooo:paragraph-rsid="00b64a0c" style:font-weight-asian="bold" style:font-weight-complex="bold"/>
    </style:style>
    <style:style style:name="P200" style:family="paragraph" style:parent-style-name="Standard" style:list-style-name="L16">
      <style:text-properties officeooo:rsid="009a5211" officeooo:paragraph-rsid="009a5211"/>
    </style:style>
    <style:style style:name="P201" style:family="paragraph" style:parent-style-name="Standard" style:list-style-name="L16">
      <style:text-properties officeooo:rsid="009cb6ad" officeooo:paragraph-rsid="009cb6ad"/>
    </style:style>
    <style:style style:name="P202" style:family="paragraph" style:parent-style-name="Standard" style:list-style-name="L16">
      <style:text-properties fo:font-weight="normal" officeooo:rsid="009e4b1f" officeooo:paragraph-rsid="009e4b1f" style:font-weight-asian="normal" style:font-weight-complex="normal"/>
    </style:style>
    <style:style style:name="P203" style:family="paragraph" style:parent-style-name="Standard" style:list-style-name="L16">
      <style:text-properties fo:font-weight="normal" officeooo:rsid="00a026c6" officeooo:paragraph-rsid="00a026c6" style:font-weight-asian="normal" style:font-weight-complex="normal"/>
    </style:style>
    <style:style style:name="P204" style:family="paragraph" style:parent-style-name="Standard" style:list-style-name="L16">
      <style:text-properties fo:font-weight="normal" officeooo:rsid="00a1afba" officeooo:paragraph-rsid="00a1afba" style:font-weight-asian="normal" style:font-weight-complex="normal"/>
    </style:style>
    <style:style style:name="P205" style:family="paragraph" style:parent-style-name="Standard" style:list-style-name="L16">
      <style:text-properties fo:font-weight="normal" officeooo:rsid="00a29c21" officeooo:paragraph-rsid="00a29c21" style:font-weight-asian="normal" style:font-weight-complex="normal"/>
    </style:style>
    <style:style style:name="P206" style:family="paragraph" style:parent-style-name="Standard" style:list-style-name="L16">
      <style:text-properties fo:font-weight="normal" officeooo:rsid="00a38872" officeooo:paragraph-rsid="00a38872" style:font-weight-asian="normal" style:font-weight-complex="normal"/>
    </style:style>
    <style:style style:name="P207" style:family="paragraph" style:parent-style-name="Standard" style:list-style-name="L16">
      <style:text-properties fo:font-weight="normal" officeooo:rsid="00a673bc" officeooo:paragraph-rsid="00a673bc" style:font-weight-asian="normal" style:font-weight-complex="normal"/>
    </style:style>
    <style:style style:name="P208" style:family="paragraph" style:parent-style-name="Standard" style:list-style-name="L16">
      <style:text-properties fo:font-weight="normal" officeooo:rsid="00a6e760" officeooo:paragraph-rsid="00a6e760" style:font-weight-asian="normal" style:font-weight-complex="normal"/>
    </style:style>
    <style:style style:name="P209" style:family="paragraph" style:parent-style-name="Standard" style:list-style-name="L16">
      <style:text-properties fo:font-weight="normal" officeooo:rsid="00a907b5" officeooo:paragraph-rsid="00a907b5" style:font-weight-asian="normal" style:font-weight-complex="normal"/>
    </style:style>
    <style:style style:name="P210" style:family="paragraph" style:parent-style-name="Standard" style:list-style-name="L16">
      <style:text-properties fo:font-weight="normal" officeooo:rsid="00aab241" officeooo:paragraph-rsid="00aab241" style:font-weight-asian="normal" style:font-weight-complex="normal"/>
    </style:style>
    <style:style style:name="P211" style:family="paragraph" style:parent-style-name="Standard" style:list-style-name="L16">
      <style:text-properties fo:font-weight="normal" officeooo:rsid="00ac935b" officeooo:paragraph-rsid="00ac935b" style:font-weight-asian="normal" style:font-weight-complex="normal"/>
    </style:style>
    <style:style style:name="P212" style:family="paragraph" style:parent-style-name="Standard" style:list-style-name="L16">
      <style:text-properties fo:font-weight="normal" officeooo:rsid="00ac9fe7" officeooo:paragraph-rsid="00ac9fe7" style:font-weight-asian="normal" style:font-weight-complex="normal"/>
    </style:style>
    <style:style style:name="P213" style:family="paragraph" style:parent-style-name="Standard" style:list-style-name="L16">
      <style:text-properties fo:font-weight="normal" officeooo:rsid="00acc88a" officeooo:paragraph-rsid="00acc88a" style:font-weight-asian="normal" style:font-weight-complex="normal"/>
    </style:style>
    <style:style style:name="P214" style:family="paragraph" style:parent-style-name="Standard" style:list-style-name="L16">
      <style:text-properties fo:font-weight="normal" officeooo:rsid="00aeaba6" officeooo:paragraph-rsid="00aeaba6" style:font-weight-asian="normal" style:font-weight-complex="normal"/>
    </style:style>
    <style:style style:name="P215" style:family="paragraph" style:parent-style-name="Standard" style:list-style-name="L16">
      <style:text-properties fo:font-weight="normal" officeooo:rsid="00b04a9c" officeooo:paragraph-rsid="00b04a9c" style:font-weight-asian="normal" style:font-weight-complex="normal"/>
    </style:style>
    <style:style style:name="P216" style:family="paragraph" style:parent-style-name="Standard" style:list-style-name="L16">
      <style:text-properties fo:font-weight="normal" officeooo:rsid="00b0dcd2" officeooo:paragraph-rsid="00b0dcd2" style:font-weight-asian="normal" style:font-weight-complex="normal"/>
    </style:style>
    <style:style style:name="P217" style:family="paragraph" style:parent-style-name="Standard" style:list-style-name="L23">
      <style:text-properties fo:font-weight="normal" officeooo:rsid="00b64a0c" officeooo:paragraph-rsid="00b64a0c" style:font-weight-asian="normal" style:font-weight-complex="normal"/>
    </style:style>
    <style:style style:name="P218" style:family="paragraph" style:parent-style-name="Standard" style:list-style-name="L23">
      <style:text-properties fo:font-weight="normal" officeooo:rsid="00b7eed9" officeooo:paragraph-rsid="00b7eed9" style:font-weight-asian="normal" style:font-weight-complex="normal"/>
    </style:style>
    <style:style style:name="P219" style:family="paragraph" style:parent-style-name="Standard" style:list-style-name="L18">
      <style:text-properties officeooo:rsid="00a39d1c" officeooo:paragraph-rsid="00a39d1c"/>
    </style:style>
    <style:style style:name="P220" style:family="paragraph" style:parent-style-name="Standard" style:list-style-name="L18">
      <style:text-properties officeooo:rsid="00a67dbb" officeooo:paragraph-rsid="00a67dbb"/>
    </style:style>
    <style:style style:name="P221" style:family="paragraph" style:parent-style-name="Standard" style:list-style-name="L18">
      <style:text-properties officeooo:rsid="00a3d6ee" officeooo:paragraph-rsid="00a3d6ee"/>
    </style:style>
    <style:style style:name="P222" style:family="paragraph" style:parent-style-name="Standard" style:list-style-name="L20"/>
    <style:style style:name="P223" style:family="paragraph" style:parent-style-name="Standard" style:list-style-name="L20">
      <style:text-properties officeooo:rsid="00b28891" officeooo:paragraph-rsid="00b28891"/>
    </style:style>
    <style:style style:name="P224" style:family="paragraph" style:parent-style-name="Standard" style:list-style-name="L20">
      <style:text-properties officeooo:rsid="00b28891" officeooo:paragraph-rsid="00b2892c"/>
    </style:style>
    <style:style style:name="P225" style:family="paragraph" style:parent-style-name="Standard" style:list-style-name="L20">
      <style:text-properties officeooo:rsid="00b2892c" officeooo:paragraph-rsid="00b2892c"/>
    </style:style>
    <style:style style:name="P226" style:family="paragraph" style:parent-style-name="Standard">
      <style:text-properties officeooo:rsid="00b2892c" officeooo:paragraph-rsid="00b2892c"/>
    </style:style>
    <style:style style:name="P227" style:family="paragraph" style:parent-style-name="Standard" style:list-style-name="L21">
      <style:text-properties officeooo:rsid="00b2892c" officeooo:paragraph-rsid="00b2892c"/>
    </style:style>
    <style:style style:name="P228" style:family="paragraph" style:parent-style-name="Standard" style:list-style-name="L22">
      <style:text-properties officeooo:rsid="00b36f89" officeooo:paragraph-rsid="00b36f89"/>
    </style:style>
    <style:style style:name="P229" style:family="paragraph" style:parent-style-name="Standard" style:list-style-name="L22">
      <style:text-properties officeooo:rsid="00b4e257" officeooo:paragraph-rsid="00b4e257"/>
    </style:style>
    <style:style style:name="P230" style:family="paragraph" style:parent-style-name="Standard">
      <style:text-properties officeooo:rsid="00b4e257" officeooo:paragraph-rsid="00b4e257"/>
    </style:style>
    <style:style style:name="P231" style:family="paragraph" style:parent-style-name="Standard" style:list-style-name="L5">
      <style:text-properties officeooo:rsid="00bfe40b" officeooo:paragraph-rsid="00bfe40b"/>
    </style:style>
    <style:style style:name="P232" style:family="paragraph" style:parent-style-name="Standard" style:list-style-name="L15">
      <style:text-properties officeooo:rsid="0098ff00" officeooo:paragraph-rsid="0098ff00" fo:background-color="#81d41a"/>
    </style:style>
    <style:style style:name="P233" style:family="paragraph" style:parent-style-name="Standard" style:list-style-name="L15">
      <style:text-properties fo:background-color="#81d41a"/>
    </style:style>
    <style:style style:name="P234" style:family="paragraph" style:parent-style-name="Standard" style:list-style-name="L16">
      <style:text-properties officeooo:rsid="009a01f0" officeooo:paragraph-rsid="009a01f0" fo:background-color="#ffff00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34f4e5" style:font-size-asian="18pt" style:font-weight-asian="bold" style:font-size-complex="18pt" style:font-weight-complex="bold"/>
    </style:style>
    <style:style style:name="T11" style:family="text">
      <style:text-properties officeooo:rsid="002cf419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4407a" fo:background-color="#ffff00" loext:char-shading-value="0"/>
    </style:style>
    <style:style style:name="T17" style:family="text">
      <style:text-properties officeooo:rsid="00340d8a"/>
    </style:style>
    <style:style style:name="T18" style:family="text">
      <style:text-properties officeooo:rsid="0034f4e5"/>
    </style:style>
    <style:style style:name="T19" style:family="text">
      <style:text-properties officeooo:rsid="00364d05"/>
    </style:style>
    <style:style style:name="T20" style:family="text">
      <style:text-properties officeooo:rsid="0038282f"/>
    </style:style>
    <style:style style:name="T21" style:family="text">
      <style:text-properties officeooo:rsid="00383145"/>
    </style:style>
    <style:style style:name="T22" style:family="text">
      <style:text-properties officeooo:rsid="003913c3"/>
    </style:style>
    <style:style style:name="T23" style:family="text">
      <style:text-properties officeooo:rsid="003a15c1"/>
    </style:style>
    <style:style style:name="T24" style:family="text">
      <style:text-properties officeooo:rsid="003ab002"/>
    </style:style>
    <style:style style:name="T25" style:family="text">
      <style:text-properties officeooo:rsid="00543711"/>
    </style:style>
    <style:style style:name="T26" style:family="text">
      <style:text-properties officeooo:rsid="005b9a50"/>
    </style:style>
    <style:style style:name="T27" style:family="text">
      <style:text-properties officeooo:rsid="005ec0a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ec0a9" style:font-style-asian="italic" style:font-style-complex="italic"/>
    </style:style>
    <style:style style:name="T30" style:family="text">
      <style:text-properties fo:font-style="italic" officeooo:rsid="00a38872" style:font-style-asian="italic" style:font-style-complex="italic"/>
    </style:style>
    <style:style style:name="T31" style:family="text">
      <style:text-properties officeooo:rsid="00607298"/>
    </style:style>
    <style:style style:name="T32" style:family="text">
      <style:text-properties officeooo:rsid="0063018d"/>
    </style:style>
    <style:style style:name="T33" style:family="text">
      <style:text-properties officeooo:rsid="00631662"/>
    </style:style>
    <style:style style:name="T34" style:family="text">
      <style:text-properties officeooo:rsid="00673998"/>
    </style:style>
    <style:style style:name="T35" style:family="text">
      <style:text-properties officeooo:rsid="0067b6f5"/>
    </style:style>
    <style:style style:name="T36" style:family="text">
      <style:text-properties officeooo:rsid="006e40cc"/>
    </style:style>
    <style:style style:name="T37" style:family="text">
      <style:text-properties officeooo:rsid="00740281"/>
    </style:style>
    <style:style style:name="T38" style:family="text">
      <style:text-properties style:font-name="Noto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Noto Sans1" fo:font-size="12pt" fo:font-style="normal" fo:font-weight="normal" officeooo:rsid="0067399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Noto Sans1" fo:font-size="12pt" fo:font-style="normal" fo:font-weight="normal" officeooo:rsid="0079a02d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Noto Sans1" fo:font-style="normal" style:font-style-asian="normal" style:font-style-complex="normal"/>
    </style:style>
    <style:style style:name="T42" style:family="text">
      <style:text-properties style:font-name="Noto Sans1" fo:font-style="normal" officeooo:rsid="0080d22a" style:font-style-asian="normal" style:font-style-complex="normal"/>
    </style:style>
    <style:style style:name="T43" style:family="text">
      <style:text-properties style:font-name="Noto Sans1" fo:font-style="normal" officeooo:rsid="0082ee37" style:font-style-asian="normal" style:font-style-complex="normal"/>
    </style:style>
    <style:style style:name="T44" style:family="text">
      <style:text-properties style:font-name="Noto Sans1" fo:font-style="normal" officeooo:rsid="0087a134" style:font-style-asian="normal" style:font-style-complex="normal"/>
    </style:style>
    <style:style style:name="T45" style:family="text">
      <style:text-properties style:font-name="Noto Sans1" fo:font-style="normal" officeooo:rsid="00898a8a" style:font-style-asian="normal" style:font-style-complex="normal"/>
    </style:style>
    <style:style style:name="T46" style:family="text">
      <style:text-properties style:font-name="Noto Sans1" fo:font-style="normal" officeooo:rsid="008b07e5" style:font-style-asian="normal" style:font-style-complex="normal"/>
    </style:style>
    <style:style style:name="T47" style:family="text">
      <style:text-properties style:font-name="Noto Sans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Noto Sans1" fo:font-style="normal" fo:font-weight="normal" officeooo:rsid="007cdc43" style:font-style-asian="normal" style:font-weight-asian="normal" style:font-style-complex="normal" style:font-weight-complex="normal"/>
    </style:style>
    <style:style style:name="T49" style:family="text">
      <style:text-properties style:font-name="Noto Sans1" fo:font-style="normal" fo:font-weight="normal" officeooo:rsid="007f513e" style:font-style-asian="normal" style:font-weight-asian="normal" style:font-style-complex="normal" style:font-weight-complex="normal"/>
    </style:style>
    <style:style style:name="T50" style:family="text">
      <style:text-properties fo:color="#3465a4" loext:opacity="100%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3465a4" loext:opacity="100%" style:font-name="Noto Sans1" fo:font-size="10pt" fo:font-style="normal" fo:font-weight="normal" officeooo:rsid="0094bb4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3465a4" loext:opacity="100%" style:font-name="Noto Sans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color="#3465a4" loext:opacity="100%" style:font-name="Noto Sans1" fo:font-size="18pt" fo:font-style="normal" fo:font-weight="bold" officeooo:rsid="0098ff00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color="#3465a4" loext:opacity="100%" style:font-name="Noto Sans1" fo:font-size="18pt" fo:font-style="normal" fo:font-weight="bold" officeooo:rsid="009a5211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officeooo:rsid="0085a629"/>
    </style:style>
    <style:style style:name="T56" style:family="text">
      <style:text-properties officeooo:rsid="008b07e5"/>
    </style:style>
    <style:style style:name="T57" style:family="text">
      <style:text-properties officeooo:rsid="0093c19f"/>
    </style:style>
    <style:style style:name="T58" style:family="text">
      <style:text-properties officeooo:rsid="00970307"/>
    </style:style>
    <style:style style:name="T59" style:family="text">
      <style:text-properties officeooo:rsid="009a5211"/>
    </style:style>
    <style:style style:name="T60" style:family="text">
      <style:text-properties officeooo:rsid="009b5443"/>
    </style:style>
    <style:style style:name="T61" style:family="text">
      <style:text-properties fo:color="#c9211e" loext:opacity="100%"/>
    </style:style>
    <style:style style:name="T62" style:family="text">
      <style:text-properties officeooo:rsid="00a026c6"/>
    </style:style>
    <style:style style:name="T63" style:family="text">
      <style:text-properties officeooo:rsid="00a29c21"/>
    </style:style>
    <style:style style:name="T64" style:family="text">
      <style:text-properties officeooo:rsid="00a38872"/>
    </style:style>
    <style:style style:name="T65" style:family="text">
      <style:text-properties officeooo:rsid="00a39d1c"/>
    </style:style>
    <style:style style:name="T66" style:family="text">
      <style:text-properties officeooo:rsid="00a6e760"/>
    </style:style>
    <style:style style:name="T67" style:family="text">
      <style:text-properties officeooo:rsid="00aeaba6"/>
    </style:style>
    <style:style style:name="T68" style:family="text">
      <style:text-properties officeooo:rsid="00b2892c"/>
    </style:style>
    <style:style style:name="T69" style:family="text">
      <style:text-properties officeooo:rsid="00b36f89"/>
    </style:style>
    <style:style style:name="T70" style:family="text">
      <style:text-properties style:text-line-through-style="solid" style:text-line-through-type="single"/>
    </style:style>
    <style:style style:name="T71" style:family="text">
      <style:text-properties style:text-line-through-style="none" style:text-line-through-type="none"/>
    </style:style>
    <style:style style:name="T72" style:family="text">
      <style:text-properties officeooo:rsid="00c6d4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58887875" text:style-name="L1">
        <text:list-item>
          <text:p text:style-name="P42">Introduzione (cosa mi propongo di raggiungere con la tesi)</text:p>
          <text:p text:style-name="P42"/>
        </text:list-item>
        <text:list-item>
          <text:p text:style-name="P43">Background (2-4 pg)</text:p>
          <text:list>
            <text:list-item>
              <text:p text:style-name="P44">biologico (dal DNA alla trascrizione, cos’è una proteina, a che servono, come funziona una cellula, molto superficiale, solo infarinatura!) </text:p>
            </text:list-item>
            <text:list-item>
              <text:p text:style-name="P44">bioinformatica</text:p>
              <text:p text:style-name="P42"/>
            </text:list-item>
          </text:list>
        </text:list-item>
        <text:list-item>
          <text:p text:style-name="P42"><text:span text:style-name="T15">Problema della predizione della struttura delle proteine (è un contributo importante della tesi; un bioinformatico si aspetta di trovare informazioni nuove)</text:span> (5-15pg)</text:p>
          <text:p text:style-name="P42"/>
        </text:list-item>
        <text:list-item>
          <text:p text:style-name="P43">Metodi per la predizione della struttura delle proteine (ad alto livello)</text:p>
          <text:list>
            <text:list-item>
              <text:p text:style-name="P43">classici</text:p>
            </text:list-item>
            <text:list-item>
              <text:p text:style-name="P43">storia fino ad AlphaFold</text:p>
              <text:p text:style-name="P42"/>
            </text:list-item>
          </text:list>
        </text:list-item>
        <text:list-item>
          <text:p text:style-name="P42">AlphaFold</text:p>
          <text:list>
            <text:list-item>
              <text:p text:style-name="P44">principi funzionamento superficiali, approccio usato</text:p>
            </text:list-item>
            <text:list-item>
              <text:p text:style-name="P44">cosa consente di fare</text:p>
            </text:list-item>
            <text:list-item>
              <text:p text:style-name="P44">CASP e risultati (convincere che AlphaFold ha schiacciato gli avversari! Non è solo un miglioramento di un epsilon ma una rivoluzione)</text:p>
              <text:p text:style-name="P45"/>
            </text:list-item>
          </text:list>
        </text:list-item>
        <text:list-item>
          <text:p text:style-name="P46">Utilizzo di AlphaFold</text:p>
          <text:list>
            <text:list-item>
              <text:p text:style-name="P46">esempio d’uso (fai notare il fatto che ci sia un server dell’Unipi e che l’ho usato)</text:p>
            </text:list-item>
            <text:list-item>
              <text:p text:style-name="P46">visualizzazione risultato (e differenze rappresentazioni)</text:p>
              <text:p text:style-name="P50"/>
            </text:list-item>
          </text:list>
        </text:list-item>
      </text:list>
      <text:h text:style-name="Heading_20_1" text:outline-level="1">Scenari futuri e conclusioni</text:h>
      <text:list xml:id="list231611115421135" text:continue-numbering="true" text:style-name="L1">
        <text:list-item>
          <text:list>
            <text:list-item>
              <text:p text:style-name="P47">il problema del protein folding non è risolto</text:p>
            </text:list-item>
            <text:list-item>
              <text:p text:style-name="P47">drug engineering</text:p>
            </text:list-item>
            <text:list-item>
              <text:p text:style-name="P47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12">Background biologico</text:p>
      <text:list xml:id="list2452073612" text:style-name="L2">
        <text:list-item>
          <text:p text:style-name="P62">organizzazione molecolare dei viventi</text:p>
        </text:list-item>
        <text:list-item>
          <text:p text:style-name="P63">come funziona una cellula</text:p>
        </text:list-item>
        <text:list-item>
          <text:p text:style-name="P64">strumenti di indagine nel mondo microscopico</text:p>
        </text:list-item>
        <text:list-item>
          <text:p text:style-name="P65">DNA,<text:span text:style-name="T3"> </text:span><text:span text:style-name="T7">fenotipo e genotipo</text:span></text:p>
        </text:list-item>
        <text:list-item>
          <text:p text:style-name="P65">somiglianza nel DNA e implicazioni per informatica </text:p>
        </text:list-item>
        <text:list-item>
          <text:p text:style-name="P66">RNA</text:p>
        </text:list-item>
        <text:list-item>
          <text:p text:style-name="P66">Dogma centrale della biologia</text:p>
        </text:list-item>
        <text:list-item>
          <text:p text:style-name="P70">codoni</text:p>
        </text:list-item>
        <text:list-item>
          <text:p text:style-name="P71">traduzione</text:p>
        </text:list-item>
        <text:list-item>
          <text:p text:style-name="P67"><text:span text:style-name="T6">a</text:span>mminoacidi</text:p>
        </text:list-item>
        <text:list-item>
          <text:p text:style-name="P66">Protein<text:span text:style-name="T1">e, </text:span><text:span text:style-name="T3">le </text:span><text:span text:style-name="T2">macromolecole più importanti della vita</text:span></text:p>
        </text:list-item>
      </text:list>
      <text:p text:style-name="P12"/>
      <text:p text:style-name="P12">Background informatico</text:p>
      <text:list xml:id="list657752342" text:style-name="L3">
        <text:list-item>
          <text:p text:style-name="P72">bioinformatica</text:p>
        </text:list-item>
        <text:list-item>
          <text:p text:style-name="P158">database bioinformatici</text:p>
        </text:list-item>
        <text:list-item>
          <text:p text:style-name="P74">machine learning</text:p>
        </text:list-item>
        <text:list-item>
          <text:p text:style-name="P48"><text:span text:style-name="T13">reti neurali, </text:span><text:span text:style-name="T12">deep learning</text:span></text:p>
        </text:list-item>
        <text:list-item>
          <text:p text:style-name="P75">soft computing</text:p>
        </text:list-item>
        <text:list-item>
          <text:p text:style-name="P49"><text:span text:style-name="T12">?</text:span><text:span text:style-name="T14">algoritmi genetici?</text:span></text:p>
        </text:list-item>
      </text:list>
      <text:p text:style-name="P2"/>
      <text:p text:style-name="P6"><text:span text:style-name="T4">3) </text:span>IL PROBLEMA DEL PROTEIN FOLDING</text:p>
      <text:list xml:id="list231611661748806" text:continue-list="list2452073612" text:style-name="L2">
        <text:list-item>
          <text:p text:style-name="P76">cos’è il problema del protein folding: <text:span text:style-name="T23">non solo la struttura finale</text:span></text:p>
        </text:list-item>
        <text:list-item>
          <text:p text:style-name="P77">3 sottoproblemi: folding code, protein structure prediction e folding process</text:p>
        </text:list-item>
        <text:list-item>
          <text:p text:style-name="P78">le domande di principio del protein folding</text:p>
        </text:list-item>
        <text:list-item>
          <text:p text:style-name="P68">struttura delle proteine (<text:span text:style-name="T2">4 </text:span>livelli)</text:p>
        </text:list-item>
        <text:list-item>
          <text:p text:style-name="P68"><text:bookmark text:name="firstHeading"/>Intrinsically disordered proteins</text:p>
        </text:list-item>
        <text:list-item>
          <text:p text:style-name="P69">Domini, Residui, Motivi, Giri</text:p>
        </text:list-item>
        <text:list-item>
          <text:p text:style-name="P103"><text:span text:style-name="T15">postulato di Anfinsen</text:span>, <text:span text:style-name="T16">paradosso di Levinthal</text:span></text:p>
        </text:list-item>
        <text:list-item>
          <text:p text:style-name="P62">interazioni (covalenti, polari, van der Waals, <text:span text:style-name="T25">ponti disolfuro</text:span> ..)</text:p>
        </text:list-item>
        <text:list-item>
          <text:p text:style-name="P79">una forza dominante o tante piccole forze?</text:p>
        </text:list-item>
        <text:list-item>
          <text:p text:style-name="P79">Cambio di paradigma da metà anni ‘80</text:p>
        </text:list-item>
        <text:list-item>
          <text:p text:style-name="P84">chaperonine, <text:span text:style-name="T5">sintesi</text:span></text:p>
        </text:list-item>
        <text:list-item>
          <text:p text:style-name="P85">Limiti al ripiegamento: angoli di tersione e piano di Ramachandran</text:p>
        </text:list-item>
        <text:list-item>
          <text:p text:style-name="P85">processo spontaneo: energia di Gibbs, entalpia, entropia</text:p>
        </text:list-item>
      </text:list>
      <text:p text:style-name="P25"/>
      <text:p text:style-name="P25"/>
      <text:p text:style-name="P25"/>
      <text:list xml:id="list231612561945350" text:continue-numbering="true" text:style-name="L2">
        <text:list-item>
          <text:p text:style-name="P86">postulato di Anfinsen</text:p>
          <text:list>
            <text:list-item>
              <text:p text:style-name="P86">esperimento di anfinsen</text:p>
            </text:list-item>
            <text:list-item>
              <text:p text:style-name="P86">denaturazione</text:p>
            </text:list-item>
          </text:list>
        </text:list-item>
        <text:list-item>
          <text:p text:style-name="P86">struttura proteine</text:p>
          <text:list>
            <text:list-item>
              <text:p text:style-name="P86">interazioni molecoari?</text:p>
            </text:list-item>
            <text:list-item>
              <text:p text:style-name="P87">tipi di proteine?</text:p>
            </text:list-item>
          </text:list>
        </text:list-item>
        <text:list-item>
          <text:p text:style-name="P86">ripiegamento assistito</text:p>
          <text:list>
            <text:list-item>
              <text:p text:style-name="P86">misfloding e malattie</text:p>
            </text:list-item>
            <text:list-item>
              <text:p text:style-name="P86">controllo qualità e proteasomi</text:p>
            </text:list-item>
            <text:list-item>
              <text:p text:style-name="P86">unfolded protein response</text:p>
            </text:list-item>
          </text:list>
        </text:list-item>
        <text:list-item>
          <text:p text:style-name="P86">Eccezioni al postulato di anfinsen</text:p>
          <text:list>
            <text:list-item>
              <text:p text:style-name="P86"><text:soft-page-break/><text:s/>Intrinsically disordered proteins</text:p>
            </text:list-item>
            <text:list-item>
              <text:p text:style-name="P86">Fold switching proteins</text:p>
            </text:list-item>
            <text:list-item>
              <text:p text:style-name="P86"><text:s/>box: Filosofia della scienza</text:p>
            </text:list-item>
          </text:list>
        </text:list-item>
        <text:list-item>
          <text:p text:style-name="P86"><text:s/>Il problema del Protein Folding</text:p>
          <text:list>
            <text:list-item>
              <text:p text:style-name="P86">Limiti al ripiegamento </text:p>
            </text:list-item>
            <text:list-item>
              <text:p text:style-name="P86"><text:s/>Energetica del ripiegamento</text:p>
            </text:list-item>
          </text:list>
        </text:list-item>
      </text:list>
      <text:p text:style-name="P25"/>
      <text:list xml:id="list231612590884907" text:continue-numbering="true" text:style-name="L2">
        <text:list-header>
          <text:p text:style-name="P137"/>
        </text:list-header>
      </text:list>
      <text:p text:style-name="P11"><text:span text:style-name="T4">4) </text:span>PREDIZIONE DELLA STRUTTURA D<text:span text:style-name="T5">I</text:span> PROTEINE<text:line-break/></text:p>
      <text:list xml:id="list1446432844" text:style-name="L4">
        <text:list-header>
          <text:p text:style-name="P141"><text:span text:style-name="T19">COME VENGONO DETERMINATE </text:span><text:span text:style-name="T23">SPERIMENTALMENTE </text:span><text:span text:style-name="T19">LE STRUTTURE</text:span></text:p>
        </text:list-header>
        <text:list-item>
          <text:p text:style-name="P99">storia dei metodi sperimentali (Pal)</text:p>
        </text:list-item>
        <text:list-item>
          <text:p text:style-name="P88">cristallografia a raggi-x</text:p>
        </text:list-item>
        <text:list-item>
          <text:p text:style-name="P88">NMR, risonanza magnetica nucleare</text:p>
        </text:list-item>
        <text:list-item>
          <text:p text:style-name="P88">Cryo-EM (electron microscopy)</text:p>
          <text:p text:style-name="P73"/>
          <text:p text:style-name="P141"><text:span text:style-name="T19">STRUMENTI E </text:span>METODI COMPUTAZIONALI</text:p>
        </text:list-item>
        <text:list-item>
          <text:p text:style-name="P80">utilità: farmaci e funzione dalla sequenza genica</text:p>
        </text:list-item>
        <text:list-item>
          <text:p text:style-name="P88">come sono descritte le struttre delle proteine (es. PDB format)</text:p>
        </text:list-item>
        <text:list-item>
          <text:p text:style-name="P100">rappresentazioone DNA e sequenze amminoacidiche</text:p>
        </text:list-item>
        <text:list-item>
          <text:p text:style-name="P81">PDB, Protein Databank</text:p>
        </text:list-item>
        <text:list-item>
          <text:p text:style-name="P82">CASP</text:p>
          <text:p text:style-name="P91"/>
        </text:list-item>
        <text:list-item>
          <text:p text:style-name="P91">Workflow oggi (2015)</text:p>
        </text:list-item>
        <text:list-item>
          <text:p text:style-name="P91">proprietà dati input</text:p>
        </text:list-item>
        <text:list-item>
          <text:p text:style-name="P91">output: modelli e informazioni</text:p>
        </text:list-item>
        <text:list-item>
          <text:p text:style-name="P89"><text:span text:style-name="T22">metri</text:span><text:span text:style-name="T24">che </text:span><text:span text:style-name="T22">di </text:span>valutazione e verifica</text:p>
          <text:list>
            <text:list-item>
              <text:p text:style-name="P92">lDDT, GDT...</text:p>
            </text:list-item>
          </text:list>
          <text:p text:style-name="P82"/>
        </text:list-item>
        <text:list-item>
          <text:p text:style-name="P136">Paradigmi (approssimazione biologica)</text:p>
          <text:list>
            <text:list-item>
              <text:p text:style-name="P94">ab initio </text:p>
              <text:list>
                <text:list-item>
                  <text:p text:style-name="P95">spazio configurazionale</text:p>
                </text:list-item>
                <text:list-item>
                  <text:p text:style-name="P95">MD: molecular dynamics</text:p>
                </text:list-item>
                <text:list-item>
                  <text:p text:style-name="P95">complessità e utilità</text:p>
                </text:list-item>
              </text:list>
            </text:list-item>
            <text:list-item>
              <text:p text:style-name="P88">template-based <text:span text:style-name="T22">(homology-based)</text:span></text:p>
              <text:list>
                <text:list-item>
                  <text:p text:style-name="P95">5 step principali</text:p>
                </text:list-item>
              </text:list>
            </text:list-item>
            <text:list-item>
              <text:p text:style-name="P93">threading</text:p>
            </text:list-item>
          </text:list>
        </text:list-item>
        <text:list-item>
          <text:p text:style-name="P88">metodi integrativ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6">[kessel 5.4, 3.4]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1"/>
        </text:list-item>
        <text:list-item>
          <text:p text:style-name="P136">Paradigmi (soft computing)</text:p>
          <text:list>
            <text:list-item>
              <text:p text:style-name="P91">ANN</text:p>
            </text:list-item>
            <text:list-item>
              <text:p text:style-name="P91">EC</text:p>
            </text:list-item>
            <text:list-item>
              <text:p text:style-name="P91">SVM</text:p>
            </text:list-item>
            <text:list-item>
              <text:p text:style-name="P97">altri approcci: statistici, matematici, correlated mutation, ...</text:p>
              <text:p text:style-name="P91"/>
            </text:list-item>
          </text:list>
        </text:list-item>
        <text:list-item>
          <text:p text:style-name="P101"/>
          <text:p text:style-name="P90"/>
        </text:list-item>
        <text:list-item>
          <text:p text:style-name="P93">un po’ di storia:</text:p>
          <text:list>
            <text:list-item>
              <text:p text:style-name="P83">primi passi: predizione struttura secondaria</text:p>
            </text:list-item>
            <text:list-item>
              <text:p text:style-name="P80">anni ´90: database, omologia e sequence alignment</text:p>
            </text:list-item>
          </text:list>
        </text:list-item>
        <text:list-item>
          <text:h text:style-name="P40" text:outline-level="1"><text:bookmark text:name="firstHeading1"/>Loop modeling <text:span text:style-name="T26">(wiki)</text:span></text:h>
        </text:list-item>
      </text:list>
      <text:p text:style-name="P26"/>
      <text:list xml:id="list231611952736036" text:continue-numbering="true" text:style-name="L4">
        <text:list-item>
          <text:p text:style-name="P142">ML e task biologici <text:span text:style-name="T31">(forse meglio nel cap. 5?)</text:span></text:p>
          <text:list>
            <text:list-item>
              <text:p text:style-name="P102">MSA</text:p>
            </text:list-item>
            <text:list-item>
              <text:p text:style-name="P98"/>
            </text:list-item>
          </text:list>
        </text:list-item>
      </text:list>
      <text:p text:style-name="P16"/>
      <text:p text:style-name="P15"/>
      <text:p text:style-name="P17"/>
      <text:list xml:id="list1163253041" text:style-name="L5">
        <text:list-item>
          <text:list>
            <text:list-item>
              <text:p text:style-name="P159"><text:span text:style-name="T39">predizione guidata sperimentalmente </text:span><text:span text:style-name="T40">(va nel cap. 4)</text:span></text:p>
            </text:list-item>
            <text:list-item>
              <text:p text:style-name="P231"><text:span text:style-name="T40">s</text:span><text:span text:style-name="T38">econdary structure prediction?</text:span></text:p>
            </text:list-item>
            <text:list-item>
              <text:p text:style-name="P108">metagenomica, BFD e Mgnify databases</text:p>
              <text:p text:style-name="P109"/>
            </text:list-item>
          </text:list>
        </text:list-item>
      </text:list>
      <text:p text:style-name="P8"><text:span text:style-name="T4">5) </text:span>ALPHAFOLD</text:p>
      <text:list xml:id="list3218399758" text:style-name="L6">
        <text:list-item>
          <text:p text:style-name="P111">CASP 14, AlphaFold2 e rivoluzione</text:p>
          <text:list>
            <text:list-item>
              <text:p text:style-name="P113">z-score, 36% sotto 2 Angstrom</text:p>
            </text:list-item>
            <text:list-item>
              <text:p text:style-name="P114">grafico di GDT_TS</text:p>
            </text:list-item>
            <text:list-item>
              <text:p text:style-name="P114">CASP più difficile</text:p>
            </text:list-item>
            <text:list-item>
              <text:p text:style-name="P115">esempi in cui AF2 va bene e gli altri male</text:p>
            </text:list-item>
            <text:list-item>
              <text:p text:style-name="P115">dettagli</text:p>
            </text:list-item>
          </text:list>
        </text:list-item>
        <text:list-item>
          <text:p text:style-name="P117">cosa consente di fare</text:p>
        </text:list-item>
        <text:list-item>
          <text:p text:style-name="P118">3 motivi ausiliari del successo</text:p>
          <text:list>
            <text:list-item>
              <text:p text:style-name="P118">molte idee velocemente</text:p>
            </text:list-item>
            <text:list-item>
              <text:p text:style-name="P118">potenza computazionale senza limiti</text:p>
              <text:list>
                <text:list-item>
                  <text:p text:style-name="P118">milioni di $</text:p>
                </text:list-item>
                <text:list-item>
                  <text:p text:style-name="P120">rapid prototyping</text:p>
                </text:list-item>
              </text:list>
            </text:list-item>
            <text:list-item>
              <text:p text:style-name="P118">tanti dati dalla ricerca</text:p>
              <text:list>
                <text:list-item>
                  <text:p text:style-name="P121">spalle di giganti</text:p>
                </text:list-item>
              </text:list>
            </text:list-item>
          </text:list>
        </text:list-item>
        <text:list-item>
          <text:p text:style-name="P112">CASP 13, AlphaFold1</text:p>
          <text:p text:style-name="P122"/>
        </text:list-item>
      </text:list>
      <text:p text:style-name="P13">PRINCIPI DI FUNZIONAMENTO</text:p>
      <text:list xml:id="list4252105891" text:style-name="L7">
        <text:list-item>
          <text:p text:style-name="P123">architettura di AlphaFold</text:p>
          <text:list>
            <text:list-item>
              <text:p text:style-name="P124">input, <text:span text:style-name="T37">end-to-end</text:span></text:p>
            </text:list-item>
            <text:list-item>
              <text:p text:style-name="P125">bias induttivo</text:p>
            </text:list-item>
            <text:list-item>
              <text:p text:style-name="P116">analogia con CNN</text:p>
            </text:list-item>
            <text:list-item>
              <text:p text:style-name="P116">attention-based per identificare quali contatti sono importanti</text:p>
            </text:list-item>
            <text:list-item>
              <text:p text:style-name="P116">equivariant transformer</text:p>
              <text:list>
                <text:list-item>
                  <text:p text:style-name="P116">GPT-3 e BERT</text:p>
                </text:list-item>
              </text:list>
            </text:list-item>
            <text:list-item>
              <text:p text:style-name="P119">avanti e indietro</text:p>
            </text:list-item>
          </text:list>
        </text:list-item>
      </text:list>
      <text:p text:style-name="P24"/>
      <text:list xml:id="list231611536035021" text:continue-numbering="true" text:style-name="L7">
        <text:list-item>
          <text:list>
            <text:list-item>
              <text:p text:style-name="P126">database usati</text:p>
            </text:list-item>
            <text:list-item>
              <text:p text:style-name="P126">rappresentazioni intermedie</text:p>
            </text:list-item>
            <text:list-item>
              <text:p text:style-name="P126">evoformer</text:p>
            </text:list-item>
            <text:list-item>
              <text:p text:style-name="P127">attention, self-attention, <text:span text:style-name="T11">transformer</text:span></text:p>
            </text:list-item>
            <text:list-item>
              <text:p text:style-name="P104">equivarianza</text:p>
            </text:list-item>
            <text:list-item>
              <text:p text:style-name="P129">cosa è cambiato da AlphaFold 1</text:p>
            </text:list-item>
            <text:list-item>
              <text:p text:style-name="P128">Invariant Point Attention (IPA) modulo</text:p>
            </text:list-item>
            <text:list-item>
              <text:p text:style-name="P126"><text:span text:style-name="T18">output: struttura, </text:span>stime di confidenza (pLDDT, PAE)</text:p>
            </text:list-item>
          </text:list>
        </text:list-item>
      </text:list>
      <text:p text:style-name="P23"/>
      <text:p text:style-name="P23"/>
      <text:p text:style-name="P23"/>
      <text:list xml:id="list231610788098643" text:continue-numbering="true" text:style-name="L7">
        <text:list-item>
          <text:p text:style-name="P129">DeepMind, Alphabet Inc, Isomorphic Labs</text:p>
        </text:list-item>
        <text:list-item>
          <text:p text:style-name="P130">limiti e sfide di AF2</text:p>
          <text:list>
            <text:list-item>
              <text:p text:style-name="P131">proteine transmembrana</text:p>
            </text:list-item>
            <text:list-item>
              <text:p text:style-name="P131">proteine multidominio</text:p>
            </text:list-item>
            <text:list-item>
              <text:p text:style-name="P131">amminoacidi non standard</text:p>
            </text:list-item>
            <text:list-item>
              <text:p text:style-name="P132">bias del PDB</text:p>
            </text:list-item>
            <text:list-item>
              <text:p text:style-name="P133">dark proteome??</text:p>
            </text:list-item>
          </text:list>
        </text:list-item>
      </text:list>
      <text:p text:style-name="P17"/>
      <text:p text:style-name="P14"><text:s/><text:span text:style-name="T17">USO </text:span><text:span text:style-name="T20">DI</text:span> ALPHAFOLD</text:p>
      <text:list xml:id="list3079400023" text:style-name="L8">
        <text:list-item>
          <text:p text:style-name="P105">github</text:p>
        </text:list-item>
        <text:list-item>
          <text:p text:style-name="P106">colab</text:p>
        </text:list-item>
        <text:list-item>
          <text:p text:style-name="P107">esempio d’uso nel server unipi</text:p>
        </text:list-item>
      </text:list>
      <text:p text:style-name="P7"><text:soft-page-break/></text:p>
      <text:p text:style-name="P29">[blopig-Rubiera-2021-07-AF2 is here]</text:p>
      <text:list xml:id="list1196857743" text:style-name="L9">
        <text:list-item>
          <text:p text:style-name="P162"><text:span text:style-name="T48">l</text:span><text:span text:style-name="T47">uglio 2021 – rilascio codice, aritcolo e SI, </text:span><text:span text:style-name="T49">prima del paper I dettagli erano molto vaghi</text:span></text:p>
        </text:list-item>
        <text:list-item>
          <text:p text:style-name="P185">CASP14 – vittoria novembre 2020 – computational biology: what’s happening?</text:p>
        </text:list-item>
        <text:list-item>
          <text:p text:style-name="P163">Intuizioni sull’architettura, idee chiave, fattori sociali, domane etiche </text:p>
        </text:list-item>
        <text:list-item>
          <text:p text:style-name="P186">architettura</text:p>
          <text:list>
            <text:list-item>
              <text:p text:style-name="P164">3 parti principali</text:p>
            </text:list-item>
            <text:list-item>
              <text:p text:style-name="P160"><text:span text:style-name="T41">1, </text:span><text:span text:style-name="T43">preprocessing </text:span><text:span text:style-name="T44">(embedding)</text:span><text:span text:style-name="T43">: </text:span><text:span text:style-name="T41">MSA </text:span><text:span text:style-name="T45">/</text:span><text:span text:style-name="T41"> </text:span><text:span text:style-name="T45">pairing e template </text:span><text:span text:style-name="T41">template-</text:span><text:span text:style-name="T45">frammenti</text:span></text:p>
            </text:list-item>
            <text:list-item>
              <text:p text:style-name="P161"><text:span text:style-name="T42">2: </text:span><text:span text:style-name="T46">(trunk) </text:span><text:span text:style-name="T41">evoformer, oracolo che identifica parti più importanti (48 blocchi</text:span><text:span text:style-name="T43">)</text:span></text:p>
            </text:list-item>
            <text:list-item>
              <text:p text:style-name="P165">3: <text:span text:style-name="T56">(heads) </text:span>structure module (8 blocchi), prende rappresentazioni raffinate e dà struttura 3D</text:p>
            </text:list-item>
            <text:list-item>
              <text:p text:style-name="P165">tre iterazioni, prende rappresentazioni raffinate e la struttura 3d e cicla</text:p>
            </text:list-item>
          </text:list>
        </text:list-item>
        <text:list-item>
          <text:p text:style-name="P187">preprocessing</text:p>
          <text:list>
            <text:list-item>
              <text:p text:style-name="P166">anche metagenomica</text:p>
            </text:list-item>
            <text:list-item>
              <text:p text:style-name="P167">niente di nuovo su MSA, correlated mutation e fragments</text:p>
            </text:list-item>
          </text:list>
        </text:list-item>
        <text:list-item>
          <text:p text:style-name="P188">evoformer</text:p>
          <text:list>
            <text:list-item>
              <text:p text:style-name="P168">prima:</text:p>
              <text:list>
                <text:list-item>
                  <text:p text:style-name="P168">msa representation=cattura variazione sequenze</text:p>
                </text:list-item>
                <text:list-item>
                  <text:p text:style-name="P168">pair representation=cattura quali residui interagiscono fra di loro</text:p>
                </text:list-item>
              </text:list>
            </text:list-item>
            <text:list-item>
              <text:p text:style-name="P167">spreme ogni goccia di informazione da MSA e template</text:p>
            </text:list-item>
            <text:list-item>
              <text:p text:style-name="P167">reinventa analisi coevolutiva, senza statistica</text:p>
            </text:list-item>
            <text:list-item>
              <text:p text:style-name="P167">informazioni va avanti e indietro nel flow</text:p>
            </text:list-item>
            <text:list-item>
              <text:p text:style-name="P167">prima: input msa – output geometric proximity</text:p>
            </text:list-item>
            <text:list-item>
              <text:p text:style-name="P167">ciclo: usa ipotesi strutturali per migliorare la valutazione dell’MSA che porta poi a una nuova ipotesi strutturale</text:p>
            </text:list-item>
            <text:list-item>
              <text:p text:style-name="P169">la “pa<text:span text:style-name="T55">ir</text:span> representation” è sia un prodotto che uno strato intermedio</text:p>
              <text:list>
                <text:list-item>
                  <text:p text:style-name="P169">?? non mi è chiaro quale intende fra le varie pair repr.</text:p>
                </text:list-item>
              </text:list>
            </text:list-item>
            <text:list-item>
              <text:p text:style-name="P170">Embedding: da valori discreti a continui</text:p>
            </text:list-item>
            <text:list-item>
              <text:p text:style-name="P170">transformer: da attention is all you need 2017</text:p>
            </text:list-item>
            <text:list-item>
              <text:p text:style-name="P170">attention: identificare quali parti dell’input sono più importanti (es. Image captioning, machine translation)</text:p>
            </text:list-item>
            <text:list-item>
              <text:p text:style-name="P170">transformer empiricamente superiori agli altri meccansimi (GPT-3)</text:p>
            </text:list-item>
            <text:list-item>
              <text:p text:style-name="P170">ma costo quadratico di avere matrix attention in memoria</text:p>
            </text:list-item>
            <text:list-item>
              <text:p text:style-name="P170">2 transformer che comunicano</text:p>
              <text:list>
                <text:list-item>
                  <text:p text:style-name="P171">MSA-transformer: row-wise, cloumn-wise</text:p>
                </text:list-item>
                <text:list-item>
                  <text:p text:style-name="P172">durante row-wise incorpora info dal pair repr=bias, aumenta attenzione alle interazioni fra coppie</text:p>
                </text:list-item>
                <text:list-item>
                  <text:p text:style-name="P172">Pair-transformer: triangoli di residui</text:p>
                </text:list-item>
                <text:list-item>
                  <text:p text:style-name="P172">48 iterazioni</text:p>
                </text:list-item>
              </text:list>
            </text:list-item>
            <text:list-item>
              <text:p text:style-name="P189">structure module(heads)</text:p>
            </text:list-item>
            <text:list-item>
              <text:p text:style-name="P168">considera protein=gas residuo</text:p>
            </text:list-item>
            <text:list-item>
              <text:p text:style-name="P168">amminoacido=triangolo</text:p>
            </text:list-item>
            <text:list-item>
              <text:p text:style-name="P173">I triangoli fluttuano e sono spostati dalla rete</text:p>
            </text:list-item>
            <text:list-item>
              <text:p text:style-name="P173">trasformazioni sono parametrizzate come <text:span text:style-name="T28">affine matrices(4x4)</text:span></text:p>
            </text:list-item>
            <text:list-item>
              <text:p text:style-name="P173">all’inizio: tutti I residui sono sull’origine</text:p>
            </text:list-item>
            <text:list-item>
              <text:p text:style-name="P173">ad ogni step del processo iterativo produce insieme di matrici affini</text:p>
            </text:list-item>
            <text:list-item>
              <text:p text:style-name="P173">violazioni fisiche delle rappr. Intermedie</text:p>
            </text:list-item>
            <text:list-item>
              <text:p text:style-name="P173">IPA: attention apposita per 3D structures</text:p>
            </text:list-item>
            <text:list-item>
              <text:p text:style-name="P173">invariante a rotazioni e traduzioni</text:p>
            </text:list-item>
            <text:list-item>
              <text:p text:style-name="P174">genera anche side-chain</text:p>
            </text:list-item>
            <text:list-item>
              <text:p text:style-name="P174">semplificazione: posizione side chain=lista di angoli di torsione</text:p>
            </text:list-item>
            <text:list-item>
              <text:p text:style-name="P190">roba più avanzata</text:p>
            </text:list-item>
            <text:list-item>
              <text:p text:style-name="P175">loss function=funzione obiettivo/di costo</text:p>
            </text:list-item>
            <text:list-item>
              <text:p text:style-name="P174">loss function (FAPE), versione intelligente dell’RMSD</text:p>
            </text:list-item>
            <text:list-item>
              <text:p text:style-name="P175">è una somma pesata di più auxiliary losses</text:p>
            </text:list-item>
            <text:list-item>
              <text:p text:style-name="P175">distogram loss</text:p>
            </text:list-item>
            <text:list-item>
              <text:p text:style-name="P175">MSA masking=self-supervised learning</text:p>
            </text:list-item>
            <text:list-item>
              <text:p text:style-name="P176"><text:soft-page-break/>self-distillation=riallenamento sullevecchie predizione, dice che migliora l’accuratezza</text:p>
            </text:list-item>
          </text:list>
        </text:list-item>
      </text:list>
      <text:p text:style-name="P35"/>
      <text:p text:style-name="P35">USO</text:p>
      <text:list xml:id="list2985546381" text:style-name="L10">
        <text:list-item>
          <text:p text:style-name="P177">peso database, uso utente</text:p>
        </text:list-item>
        <text:list-item>
          <text:p text:style-name="P177">600 amm.</text:p>
        </text:list-item>
        <text:list-item>
          <text:p text:style-name="P177">docker</text:p>
        </text:list-item>
      </text:list>
      <text:p text:style-name="P32">LIMIT<text:span text:style-name="T57">I</text:span></text:p>
      <text:list xml:id="list1229259356" text:style-name="L11">
        <text:list-item>
          <text:p text:style-name="P178">dipendenza dall’MSA</text:p>
          <text:list>
            <text:list-item>
              <text:p text:style-name="P178">e <text:span text:style-name="T57">dove l’informazione è scarsa? Designed?antibody</text:span></text:p>
            </text:list-item>
            <text:list-item>
              <text:p text:style-name="P179">Meno di 30 sequenze-droppa di brutto</text:p>
            </text:list-item>
            <text:list-item>
              <text:p text:style-name="P180">esperimento antibody 7MBF</text:p>
            </text:list-item>
          </text:list>
        </text:list-item>
      </text:list>
      <text:p text:style-name="P33">ETICA RICERCA</text:p>
      <text:list xml:id="list331092480" text:style-name="L12">
        <text:list-item>
          <text:p text:style-name="P181">accusa al mondo accademico</text:p>
        </text:list-item>
      </text:list>
      <text:p text:style-name="P36"><text:span text:style-name="T51">C</text:span><text:span text:style-name="T50">OSA SIGNIFICA PER LA BIOLOGIA</text:span></text:p>
      <text:list xml:id="list3087624093" text:style-name="L13">
        <text:list-item>
          <text:p text:style-name="P182">PSP è risolto per praticamente tutti I propositi pratici</text:p>
        </text:list-item>
        <text:list-item>
          <text:p text:style-name="P182">in qualche ora un ricercatore ha una struttura di partenza</text:p>
        </text:list-item>
        <text:list-item>
          <text:p text:style-name="P182">applicazione più ovvia: structure based drug discovery</text:p>
        </text:list-item>
        <text:list-item>
          <text:p text:style-name="P182">più attenzione al protein design</text:p>
        </text:list-item>
        <text:list-item>
          <text:p text:style-name="P182">structural biology: più attenzione ad altri problemi:</text:p>
          <text:list>
            <text:list-item>
              <text:p text:style-name="P182">protein dynamics (folding, misfolding)</text:p>
            </text:list-item>
            <text:list-item>
              <text:p text:style-name="P182">binding(ligands, drug discovery, interactions)</text:p>
            </text:list-item>
          </text:list>
        </text:list-item>
        <text:list-item>
          <text:p text:style-name="P182">verso una structural systems biology</text:p>
        </text:list-item>
      </text:list>
      <text:p text:style-name="P34">CONCLUSIONI</text:p>
      <text:list xml:id="list3686074413" text:style-name="L14">
        <text:list-item>
          <text:p text:style-name="P183">AF2 è una meraviglia di DL</text:p>
        </text:list-item>
        <text:list-item>
          <text:p text:style-name="P183">recap strutture e segreto</text:p>
        </text:list-item>
        <text:list-item>
          <text:p text:style-name="P184">codice pubblico</text:p>
        </text:list-item>
        <text:list-item>
          <text:p text:style-name="P184">predizioni ragionevoli anche in casi hard</text:p>
        </text:list-item>
      </text:list>
      <text:p text:style-name="P35"/>
      <text:p text:style-name="P9"/>
      <text:p text:style-name="P30">[blopig-Rubiera-202<text:span text:style-name="T58">0-12-CASP14</text:span>]</text:p>
      <text:p text:style-name="P191"/>
      <text:h text:style-name="P41" text:outline-level="1">[yt-arxivInsights]</text:h>
      <text:list xml:id="list2601272310" text:style-name="L20">
        <text:list-item>
          <text:p text:style-name="P222">AF1</text:p>
          <text:list>
            <text:list-item>
              <text:p text:style-name="P222">MSA</text:p>
            </text:list-item>
            <text:list-item>
              <text:p text:style-name="P223">correlated mutation</text:p>
            </text:list-item>
            <text:list-item>
              <text:p text:style-name="P223">deep resnet cnn</text:p>
            </text:list-item>
            <text:list-item>
              <text:p text:style-name="P223">distogrtam</text:p>
              <text:list>
                <text:list-item>
                  <text:p text:style-name="P223">simmetrico lungo la diagonale</text:p>
                </text:list-item>
                <text:list-item>
                  <text:p text:style-name="P223">(I,j)=distanza 2D projection of folded struct</text:p>
                </text:list-item>
                <text:list-item>
                  <text:p text:style-name="P223">invariant to rotations and translation, relative distances are the same. Target easier to learn</text:p>
                </text:list-item>
                <text:list-item>
                  <text:p text:style-name="P225">distribuzione di distanze su 64 distance bins</text:p>
                </text:list-item>
                <text:list-item>
                  <text:p text:style-name="P225">dà una condifenza</text:p>
                </text:list-item>
              </text:list>
            </text:list-item>
            <text:list-item>
              <text:p text:style-name="P225">torsion distribution predict.</text:p>
            </text:list-item>
            <text:list-item>
              <text:p text:style-name="P224"><text:span text:style-name="T68">gradient descent</text:span></text:p>
            </text:list-item>
          </text:list>
        </text:list-item>
      </text:list>
      <text:p text:style-name="P226">AF2</text:p>
      <text:list xml:id="list580242416" text:style-name="L21">
        <text:list-item>
          <text:p text:style-name="P227"><text:s/>3 building blocks</text:p>
        </text:list-item>
        <text:list-item>
          <text:p text:style-name="P227">preprocessing</text:p>
        </text:list-item>
        <text:list-item>
          <text:p text:style-name="P227">evoformer</text:p>
          <text:list>
            <text:list-item>
              <text:p text:style-name="P227">transfomer</text:p>
            </text:list-item>
            <text:list-item>
              <text:p text:style-name="P227">attention</text:p>
            </text:list-item>
          </text:list>
        </text:list-item>
        <text:list-item>
          <text:p text:style-name="P227">structure module</text:p>
        </text:list-item>
        <text:list-item>
          <text:p text:style-name="P227">1) MSA</text:p>
          <text:list>
            <text:list-item>
              <text:p text:style-name="P227">templates</text:p>
            </text:list-item>
            <text:list-item>
              <text:p text:style-name="P227">extra_msa_feat</text:p>
            </text:list-item>
          </text:list>
        </text:list-item>
      </text:list>
      <text:h text:style-name="Heading_20_1" text:outline-level="1">[<text:span text:style-name="T69">yt-narrated-transformer</text:span>]</text:h>
      <text:list xml:id="list3533623471" text:style-name="L22">
        <text:list-item>
          <text:p text:style-name="P228">Transfomer basically a ML model</text:p>
        </text:list-item>
        <text:list-item>
          <text:p text:style-name="P228">I top NLP sono basati su BERT, che è un trasnformer</text:p>
        </text:list-item>
        <text:list-item>
          <text:p text:style-name="P228">google li usa anche per la ricerca</text:p>
        </text:list-item>
        <text:list-item>
          <text:p text:style-name="P228">DL in computer vision has been dominated by CNNs</text:p>
          <text:list>
            <text:list-item>
              <text:p text:style-name="P228">ma da fine 2020 I modelli su transformer sli stanno superando</text:p>
            </text:list-item>
          </text:list>
        </text:list-item>
        <text:list-item>
          <text:p text:style-name="P229">2 parti</text:p>
          <text:list>
            <text:list-item>
              <text:p text:style-name="P229">ecnoder stack</text:p>
            </text:list-item>
            <text:list-item>
              <text:p text:style-name="P229">decoder stack</text:p>
            </text:list-item>
            <text:list-item>
              <text:p text:style-name="P229">6 blocchi (transformer blocks)</text:p>
            </text:list-item>
          </text:list>
        </text:list-item>
      </text:list>
      <text:p text:style-name="P230"/>
      <text:h text:style-name="Heading_20_1" text:outline-level="1">[aisummer]</text:h>
      <text:list xml:id="list435709602" text:style-name="L23">
        <text:list-item>
          <text:p text:style-name="P199">Attention mechanism for processing MSA</text:p>
        </text:list-item>
        <text:list-item>
          <text:p text:style-name="P217">MSA transformer (2021, fb)</text:p>
          <text:list>
            <text:list-item>
              <text:p text:style-name="P217">modifica meccanismo attenzione</text:p>
            </text:list-item>
            <text:list-item>
              <text:p text:style-name="P218">axial attention=alternare attenzione tra righe e colonne</text:p>
            </text:list-item>
          </text:list>
        </text:list-item>
        <text:list-item>
          <text:p text:style-name="P218">AF usa particolare axial attention: </text:p>
          <text:list>
            <text:list-item>
              <text:p text:style-name="P218">row-wise: processa sequenze rilevanti separatamente, column attention combina info residui tra seq. Differenti MSA</text:p>
            </text:list-item>
          </text:list>
        </text:list-item>
        <text:list-item>
          <text:p text:style-name="P218">axial attention proposta in computer vision per far fronte alla complessità quadratica della self-attention</text:p>
        </text:list-item>
        <text:list-item>
          <text:p text:style-name="P218"/>
        </text:list-item>
      </text:list>
      <text:p text:style-name="P31">[moa<text:span text:style-name="T59">l</text:span>quraishi-child]</text:p>
      <text:list xml:id="list1013096364" text:style-name="L15">
        <text:list-item>
          <text:p text:style-name="P233">l’avanzamento, 10 anni</text:p>
        </text:list-item>
        <text:list-item>
          <text:p text:style-name="P233">imagenet, ma di più!</text:p>
        </text:list-item>
        <text:list-item>
          <text:p text:style-name="P233">Differenza con 2 e 3°</text:p>
        </text:list-item>
        <text:list-item>
          <text:p text:style-name="P232">casp difficile</text:p>
        </text:list-item>
        <text:list-item>
          <text:p text:style-name="P232">&lt;5A per tutti gli atomi, 92%</text:p>
        </text:list-item>
        <text:list-item>
          <text:p text:style-name="P232">error metrics</text:p>
        </text:list-item>
      </text:list>
      <text:p text:style-name="P37"/>
      <text:p text:style-name="P38"><text:span text:style-name="T52">[moa</text:span><text:span text:style-name="T54">l</text:span><text:span text:style-name="T52">quraishi-</text:span><text:span text:style-name="T53">goodIdeas</text:span><text:span text:style-name="T52">]</text:span></text:p>
      <text:list xml:id="list3531101665" text:style-name="L16">
        <text:list-item>
          <text:p text:style-name="P234">la risposta è “si” a tutto</text:p>
        </text:list-item>
        <text:list-item>
          <text:p text:style-name="P234">tutte le feature del ML oggi più integrazione coesiva</text:p>
        </text:list-item>
        <text:list-item>
          <text:p text:style-name="P234">6-7 paper importanti insieme</text:p>
        </text:list-item>
        <text:list-item>
          <text:p text:style-name="P234">arte: non solo muscoli o ingegneria</text:p>
        </text:list-item>
        <text:list-item>
          <text:p text:style-name="P192">tutte le strade portano a S_i</text:p>
        </text:list-item>
        <text:list-item>
          <text:p text:style-name="P193">alg 20. riga 10: parte + importante</text:p>
        </text:list-item>
        <text:list-item>
          <text:p text:style-name="P200">sfida ML: rappresentare lunghe robe 1D in 3D</text:p>
          <text:list>
            <text:list-item>
              <text:p text:style-name="P201">learning using a 1D repr. Is diffuclt espec. For long int.</text:p>
            </text:list-item>
          </text:list>
        </text:list-item>
        <text:list-item>
          <text:p text:style-name="P200">fino a prima: 2D matrices per codifcare distanze </text:p>
          <text:list>
            <text:list-item>
              <text:p text:style-name="P200">goffo per rappr. Curva 1D in 3D</text:p>
            </text:list-item>
          </text:list>
        </text:list-item>
        <text:list-item>
          <text:p text:style-name="P200">approccio ibrido 2D\3D??</text:p>
        </text:list-item>
        <text:list-item>
          <text:p text:style-name="P200">punto sottile: structural mismatch (tensor type)</text:p>
        </text:list-item>
        <text:list-item>
          <text:p text:style-name="P200">eleganza: <text:span text:style-name="T60">ruolo centrale dell’MSA repr., 1° riga soprattu.</text:span></text:p>
          <text:list>
            <text:list-item>
              <text:p text:style-name="P201">Diventerà singole repr. S_i</text:p>
            </text:list-item>
          </text:list>
        </text:list-item>
        <text:list-item>
          <text:p text:style-name="P201">IPA mod. Opera in 3D e usainfo 2D</text:p>
          <text:list>
            <text:list-item>
              <text:p text:style-name="P201">MA se togli IPA alla fine le perfo. Sono simili</text:p>
            </text:list-item>
            <text:list-item>
              <text:p text:style-name="P201">codifica centrale è tutta 1D essenzialmente</text:p>
            </text:list-item>
          </text:list>
        </text:list-item>
        <text:list-item>
          <text:p text:style-name="P201">parte più mind blowing</text:p>
          <text:list>
            <text:list-item>
              <text:p text:style-name="P201">1D obj = proteina, ma lo accoppia con</text:p>
            </text:list-item>
            <text:list-item>
              <text:p text:style-name="P201">2D obj = per aggiungere info, facilita learning p;rocess</text:p>
              <text:list>
                <text:list-item>
                  <text:p text:style-name="P201">rappresentazione più ricca</text:p>
                </text:list-item>
              </text:list>
            </text:list-item>
            <text:list-item>
              <text:p text:style-name="P201">comunicazione avanti e indietro</text:p>
            </text:list-item>
          </text:list>
        </text:list-item>
        <text:list-item>
          <text:p text:style-name="P201"/>
        </text:list-item>
        <text:list-item>
          <text:p text:style-name="P192">information flow</text:p>
        </text:list-item>
        <text:list-item>
          <text:p text:style-name="P202"><text:span text:style-name="T62">1) </text:span>MSA e pair repr si influenzano</text:p>
        </text:list-item>
        <text:list-item>
          <text:p text:style-name="P202">MSA influenza pesanemente Pari, update every component</text:p>
        </text:list-item>
        <text:list-item>
          <text:p text:style-name="P202">Pair influenza poco MSA: bias how idff. Cols. Dell’mSA si prendono cura l’una dell’altra</text:p>
          <text:list>
            <text:list-item>
              <text:p text:style-name="P202">influenza l<text:span text:style-name="T61">’attenzione column-wise del</text:span>l’MSA, e ha senso biologico: perché pair repr. Codifica forze dei legami tra residui</text:p>
            </text:list-item>
          </text:list>
        </text:list-item>
        <text:list-item>
          <text:p text:style-name="P203">2) comunicazione all’interno della pair repres.</text:p>
        </text:list-item>
        <text:list-item>
          <text:p text:style-name="P204">Principio generale ingengeria architettura ML: </text:p>
          <text:list>
            <text:list-item>
              <text:p text:style-name="P204">Vincoli geometrici devono essere realizzati nei patterni di information flow e non letteralmente; come aspetti del processi di learning per se</text:p>
            </text:list-item>
          </text:list>
        </text:list-item>
        <text:list-item>
          <text:p text:style-name="P204">3) IPA module, <text:span text:style-name="T63">sia tocco pesante che leggero</text:span></text:p>
          <text:list>
            <text:list-item>
              <text:p text:style-name="P205">prima biases l’attenzione sui residui (spazialmente vicini)</text:p>
            </text:list-item>
          </text:list>
        </text:list-item>
        <text:list-item>
          <text:p text:style-name="P194">Crops are all you need</text:p>
        </text:list-item>
        <text:list-item>
          <text:p text:style-name="P205">frammenti = crops, AF si allena sui crop (<text:span text:style-name="T64">residui fino a </text:span>256<text:span text:style-name="T64">)</text:span></text:p>
          <text:list>
            <text:list-item>
              <text:p text:style-name="P205">ma può predire proteine con 2000+ residui</text:p>
            </text:list-item>
          </text:list>
        </text:list-item>
        <text:list-item>
          <text:p text:style-name="P205">inference time e training! <text:span text:style-name="T30">Decoupling usually coupled things</text:span></text:p>
        </text:list-item>
        <text:list-item>
          <text:p text:style-name="P206">Context-sensitivy problem, ma:</text:p>
          <text:list>
            <text:list-item>
              <text:p text:style-name="P206">2 fattori: MSA(coevolution info) e </text:p>
            </text:list-item>
            <text:list-item>
              <text:p text:style-name="P206">training time, è importante solo che il modello acquisisca informazioni con aggiornamenti di gradienti. Impara la context-sensitivity e va bene così</text:p>
            </text:list-item>
          </text:list>
        </text:list-item>
        <text:list-item>
          <text:p text:style-name="P206">in infernce time si usano le intere proteine</text:p>
        </text:list-item>
        <text:list-item>
          <text:p text:style-name="P206">un’idea diffusa nel ML è che I task di training e inferenza debbano essere molto simili</text:p>
        </text:list-item>
        <text:list-item>
          <text:p text:style-name="P206">Ma non serve! Training solo per acquisire sengali utili, inference per fare la predizione</text:p>
          <text:list>
            <text:list-item>
              <text:p text:style-name="P206">AF2 non è unica (vedi modelli generativi) ma è un’implementazione robusta dell’idea</text:p>
            </text:list-item>
          </text:list>
        </text:list-item>
        <text:list-item>
          <text:p text:style-name="P206">magari è stato per efficienza di memoria (impossibilità di allenare su proteine intere una cosa come AF) ma si è rivelato una buona idea biofisica</text:p>
        </text:list-item>
        <text:list-item>
          <text:p text:style-name="P195">always a refiner</text:p>
        </text:list-item>
        <text:list-item>
          <text:p text:style-name="P207">sem<text:span text:style-name="T66">p</text:span>re capace di rifinire una struttura e – stato più vicino a nativo</text:p>
        </text:list-item>
        <text:list-item>
          <text:p text:style-name="P208">sia nello struct. Mod (IPA) che in Evoformer </text:p>
          <text:list>
            <text:list-item>
              <text:p text:style-name="P208"><text:soft-page-break/>sia per seq. Con omologia che senza dati strutturali</text:p>
              <text:list>
                <text:list-item>
                  <text:p text:style-name="P208">evoformer deve comportarsi correttamente</text:p>
                </text:list-item>
              </text:list>
            </text:list-item>
          </text:list>
        </text:list-item>
        <text:list-item>
          <text:p text:style-name="P209">meccanismi di refinement:</text:p>
          <text:list>
            <text:list-item>
              <text:p text:style-name="P209">recycling, fino a 4 volte</text:p>
            </text:list-item>
            <text:list-item>
              <text:p text:style-name="P209">loss intermedie</text:p>
            </text:list-item>
          </text:list>
        </text:list-item>
        <text:list-item>
          <text:p text:style-name="P210">per Deep MSA succesful: la struttura è più o meno inferita solo dal primo evoformer; con shallow MSA principalmente con ultime iterazioni</text:p>
        </text:list-item>
        <text:list-item>
          <text:p text:style-name="P210">backpropagataion solo da funzioone loss di una iterazione??</text:p>
        </text:list-item>
        <text:list-item>
          <text:p text:style-name="P196">The why of SE-equivariant reasoning\</text:p>
        </text:list-item>
        <text:list-item>
          <text:p text:style-name="P210">ablazione: rimuovendo IPA cambia poco!</text:p>
        </text:list-item>
        <text:list-item>
          <text:p text:style-name="P210">Senza IPA AF2 sputa coord 3D senza conversione delle distanze in pair repre.</text:p>
          <text:list>
            <text:list-item>
              <text:p text:style-name="P211">Si basa totalmente sulla rappresentazione 1D</text:p>
            </text:list-item>
          </text:list>
        </text:list-item>
        <text:list-item>
          <text:p text:style-name="P211">il punto è che si può rimuovere l’IPA fintanto che si tiene il recycle e viceversa (se tolgo recycle devo tenere IPA)</text:p>
        </text:list-item>
        <text:list-item>
          <text:p text:style-name="P197">The how of Se-equivariant reasoning</text:p>
        </text:list-item>
        <text:list-item>
          <text:p text:style-name="P212">da teoria dei gruppi </text:p>
        </text:list-item>
        <text:list-item>
          <text:p text:style-name="P212">Fuchs 2020 – SE-equivariant transformer</text:p>
          <text:list>
            <text:list-item>
              <text:p text:style-name="P212">da convoluzione a self-attention - IPA</text:p>
            </text:list-item>
            <text:list-item>
              <text:p text:style-name="P212">non crede che si siano influenzati a vicenda!</text:p>
            </text:list-item>
          </text:list>
        </text:list-item>
        <text:list-item>
          <text:p text:style-name="P212">Reasoning equivariantly over molecules</text:p>
          <text:list>
            <text:list-item>
              <text:p text:style-name="P212">group-theoretic</text:p>
            </text:list-item>
            <text:list-item>
              <text:p text:style-name="P212">graph-based</text:p>
              <text:list>
                <text:list-item>
                  <text:p text:style-name="P212">molecole=grafi, archi=informazioni, nodi=atomi</text:p>
                </text:list-item>
                <text:list-item>
                  <text:p text:style-name="P212">primi sono Ingraham et al, ispirazione per IPA</text:p>
                </text:list-item>
              </text:list>
            </text:list-item>
            <text:list-item>
              <text:p text:style-name="P212">IPA sta nel graph-based</text:p>
            </text:list-item>
          </text:list>
        </text:list-item>
        <text:list-item>
          <text:p text:style-name="P213">IPA, <text:span text:style-name="T67">how works</text:span></text:p>
          <text:list>
            <text:list-item>
              <text:p text:style-name="P213">1) attention mechanism: non-geometric key, bias term from pair-repr, geometric matching.</text:p>
            </text:list-item>
            <text:list-item>
              <text:p text:style-name="P213">Geomtric matching, basato su vettori 3D spruzzati da ogni residuo</text:p>
            </text:list-item>
            <text:list-item>
              <text:p text:style-name="P213">Il geometric matching contribuisce negativamente: attenuta l’attenzione. Il grado di attenuazione può essere è learnable ed è possibile spegnerlo, ma non potrà mai contribuire positivamente all’attenzione</text:p>
            </text:list-item>
            <text:list-item>
              <text:p text:style-name="P214">2) come I valori geometrici sono comunicati tra I residui</text:p>
              <text:list>
                <text:list-item>
                  <text:p text:style-name="P214">ogni residuo spruzza tanti vettori</text:p>
                </text:list-item>
                <text:list-item>
                  <text:p text:style-name="P214">global reference frame: trasforma tutti ivettori di ogni residuo: all’arrivo di uno tutti I vettori degli altri res. Sono mediati in spazio euclideo </text:p>
                </text:list-item>
              </text:list>
            </text:list-item>
            <text:list-item>
              <text:p text:style-name="P215">tutto torna a s_i, IPA geometri esplicita solo brevemente</text:p>
            </text:list-item>
            <text:list-item>
              <text:p text:style-name="P215">MSA transformer</text:p>
              <text:list>
                <text:list-item>
                  <text:p text:style-name="P215">se shallow MSA la funzione loss MSA è critica</text:p>
                </text:list-item>
                <text:list-item>
                  <text:p text:style-name="P215">AF è robusta a shallow MSA, a meno che sia troppo shallow (1 sequ)</text:p>
                </text:list-item>
              </text:list>
            </text:list-item>
          </text:list>
        </text:list-item>
        <text:list-item>
          <text:p text:style-name="P198">la potenza di DeepMind non è il bruteforce</text:p>
        </text:list-item>
        <text:list-item>
          <text:p text:style-name="P215">software e ML engineering di prim’ordine</text:p>
        </text:list-item>
        <text:list-item>
          <text:p text:style-name="P215">più verso professionisti di software engineering che fondi</text:p>
        </text:list-item>
        <text:list-item>
          <text:p text:style-name="P215">evidente in</text:p>
          <text:list>
            <text:list-item>
              <text:p text:style-name="P215">careful use of gradient stopping (IPA, recycliing)</text:p>
            </text:list-item>
            <text:list-item>
              <text:p text:style-name="P215">cropping (cambia bias induttivo)</text:p>
            </text:list-item>
            <text:list-item>
              <text:p text:style-name="P215">schemi di inizializzazione</text:p>
            </text:list-item>
            <text:list-item>
              <text:p text:style-name="P216">computational frugality</text:p>
            </text:list-item>
          </text:list>
          <text:p text:style-name="P138"/>
          <text:p text:style-name="P138"/>
        </text:list-item>
      </text:list>
      <text:p text:style-name="P139"/>
      <text:p text:style-name="P140">[AF2 article-jumper-highly...with AF]</text:p>
      <text:p text:style-name="P157">intro e rivoluzione</text:p>
      <text:list xml:id="list2664969507" text:style-name="L24">
        <text:list-item>
          <text:p text:style-name="P145">median backbone acc. 0.96 A vs 2.8 A, = 95%confidenza nell’intervallo 1 A (atomo carb = 1.4A)</text:p>
        </text:list-item>
        <text:list-item>
          <text:p text:style-name="P145">highly acc. Side-chain. All atom acc=1.5A</text:p>
        </text:list-item>
        <text:list-item>
          <text:p text:style-name="P146">anche long proteins</text:p>
        </text:list-item>
        <text:list-item>
          <text:p text:style-name="P146">per-residue estimation of reliability</text:p>
        </text:list-item>
        <text:list-item>
          <text:p text:style-name="P146">extend to PDB with cutoff to recent<text:span text:style-name="T72">\</text:span></text:p>
        </text:list-item>
        <text:list-item>
          <text:p text:style-name="P146">pLDDT predice affidabilmente lDDT-Ca</text:p>
        </text:list-item>
        <text:list-item>
          <text:p text:style-name="P146">anche Tm-score</text:p>
        </text:list-item>
      </text:list>
      <text:p text:style-name="P147"/>
      <text:p text:style-name="P156">The AlphaFold Network</text:p>
      <text:list xml:id="list3382016303" text:style-name="L25">
        <text:list-item>
          <text:p text:style-name="P148">architetture NN e procedure training:</text:p>
          <text:list>
            <text:list-item>
              <text:p text:style-name="P148">vincoli gemotrici, fisici, evolutivi</text:p>
            </text:list-item>
          </text:list>
        </text:list-item>
        <text:list-item>
          <text:p text:style-name="P148">jointly emebd:</text:p>
          <text:list>
            <text:list-item>
              <text:p text:style-name="P148">MSAs e pairwise features</text:p>
            </text:list-item>
            <text:list-item>
              <text:p text:style-name="P148">a new output representation and associated loss that enable accurate end-to-end structure prediction</text:p>
            </text:list-item>
            <text:list-item>
              <text:p text:style-name="P148"><text:s/>new equivariant attention arch</text:p>
            </text:list-item>
            <text:list-item>
              <text:p text:style-name="P148"><text:s/>use of intermediate losses to achieve iterative refinement</text:p>
            </text:list-item>
            <text:list-item>
              <text:p text:style-name="P148">masked MSA loss (to jointly train with the structure)</text:p>
            </text:list-item>
            <text:list-item>
              <text:p text:style-name="P148">self-distillation (learning from unlabelled protein sequences )</text:p>
            </text:list-item>
            <text:list-item>
              <text:p text:style-name="P148">self-estimates of accuracy</text:p>
            </text:list-item>
          </text:list>
        </text:list-item>
        <text:list-item>
          <text:p text:style-name="P149">input: MSA e sequenza</text:p>
        </text:list-item>
        <text:list-item>
          <text:p text:style-name="P149">2 main stages</text:p>
          <text:list>
            <text:list-item>
              <text:p text:style-name="P149">trunk: processa input, </text:p>
              <text:list>
                <text:list-item>
                  <text:p text:style-name="P149">repetaed lasyers Evoformer NsexNres e NresxNres</text:p>
                </text:list-item>
                <text:list-item>
                  <text:p text:style-name="P149">MsaRepr = (inizio) raw MSA</text:p>
                </text:list-item>
                <text:list-item>
                  <text:p text:style-name="P149">ipotesi in Evoformer arriva presto</text:p>
                </text:list-item>
                <text:list-item>
                  <text:p text:style-name="P149">Evoformer composta da elementi con e senza attenzione</text:p>
                </text:list-item>
                <text:list-item>
                  <text:p text:style-name="P149">key: comunicazione MSA e pair Repr.</text:p>
                  <text:list>
                    <text:list-item>
                      <text:p text:style-name="P150">Abilitas reasoning tra relazioni spaziale ed evolutive</text:p>
                    </text:list-item>
                  </text:list>
                </text:list-item>
              </text:list>
            </text:list-item>
            <text:list-item>
              <text:p text:style-name="P150">structure module</text:p>
              <text:list>
                <text:list-item>
                  <text:p text:style-name="P150">global rigid bodyt frame (rotazione e traslazione per ogni residuo)</text:p>
                </text:list-item>
                <text:list-item>
                  <text:p text:style-name="P150">black hole inizialization</text:p>
                </text:list-item>
                <text:list-item>
                  <text:p text:style-name="P150">key: </text:p>
                  <text:list>
                    <text:list-item>
                      <text:p text:style-name="P150">rottura catena <text:s/>per permettere rafinamenti locali simultane</text:p>
                    </text:list-item>
                    <text:list-item>
                      <text:p text:style-name="P150">IPA, equivariant transformer per permettere alla rete di ragionare implicitamente sugli atomi della side-chain</text:p>
                    </text:list-item>
                    <text:list-item>
                      <text:p text:style-name="P150">loss term: peso sulla corretteza orientazioni residui</text:p>
                    </text:list-item>
                  </text:list>
                </text:list-item>
              </text:list>
            </text:list-item>
            <text:list-item>
              <text:p text:style-name="P150">Recycling: iterative refinemnet sull’intera rete</text:p>
              <text:list>
                <text:list-item>
                  <text:p text:style-name="P150">applicano la loss finale agli output e ridanno in pasto questi output agli stessi moduli</text:p>
                </text:list-item>
              </text:list>
            </text:list-item>
          </text:list>
        </text:list-item>
      </text:list>
      <text:p text:style-name="P155">EVOFORMER</text:p>
      <text:list xml:id="list2653474159" text:style-name="L26">
        <text:list-item>
          <text:p text:style-name="P151">key: vedere la predizione come un problema di inferenza su grafi nello spazio 3D, in cui archi sono definiti dai residui in prossimita</text:p>
        </text:list-item>
        <text:list-item>
          <text:p text:style-name="P152">pair repr = codicia finfo sulla relazione fra I residui</text:p>
        </text:list-item>
        <text:list-item>
          <text:p text:style-name="P152">MSA repr: colonne codificano residui individuali della seq. Input, righe rappresentano sequenze in cui questi residui appaiono</text:p>
        </text:list-item>
        <text:list-item>
          <text:p text:style-name="P153">operazioni di update nei blocchi in serie</text:p>
        </text:list-item>
        <text:list-item>
          <text:p text:style-name="P153">MSA – upd <text:span text:style-name="T70">pair repr: element</text:span><text:span text:style-name="T71">wise outer product </text:span></text:p>
        </text:list-item>
        <text:list-item>
          <text:p text:style-name="P153"><text:span text:style-name="T71">in AF1 si faceva solo una volta in tutta la rete! Qui comunicazione continua tra le 2 rappres.</text:span></text:p>
        </text:list-item>
        <text:list-item>
          <text:p text:style-name="P153"><text:span text:style-name="T71">Pair repr: 2 differente update patterns (necessita di consistenza, per essere rappresentati in 3d)</text:span></text:p>
        </text:list-item>
        <text:list-item>
          <text:p text:style-name="P153"><text:span text:style-name="T71">update ops = triangoli di archi che riguardano 3 nodi</text:span></text:p>
        </text:list-item>
      </text:list>
      <text:p text:style-name="P27"/>
      <text:p text:style-name="P27">Training with labelled and unlabelled data</text:p>
      <text:list xml:id="list2840042102" text:style-name="L17">
        <text:list-item>
          <text:p text:style-name="P143">self-distillation</text:p>
        </text:list-item>
        <text:list-item>
          <text:p text:style-name="P144">MSA masking</text:p>
        </text:list-item>
        <text:list-item>
          <text:p text:style-name="P144"/>
        </text:list-item>
      </text:list>
      <text:p text:style-name="P28"/>
      <text:p text:style-name="P28"/>
      <text:p text:style-name="P10"><text:soft-page-break/>[AF2 <text:span text:style-name="T65">SI</text:span>]</text:p>
      <text:list xml:id="list446035301" text:style-name="L18">
        <text:list-item>
          <text:p text:style-name="P219">alg. 7 (row-wise attention bias)</text:p>
        </text:list-item>
        <text:list-item>
          <text:p text:style-name="P219">alg. 20 struct module</text:p>
        </text:list-item>
        <text:list-item>
          <text:p text:style-name="P219">IPA, alg. 22 ma le scritte</text:p>
        </text:list-item>
        <text:list-item>
          <text:p text:style-name="P220">fig. 8 IPA</text:p>
        </text:list-item>
        <text:list-item>
          <text:p text:style-name="P219">alg. 23 backbone update</text:p>
        </text:list-item>
        <text:list-item>
          <text:p text:style-name="P221">fig. 10 ablation performance su shallow MSA seqs.</text:p>
        </text:list-item>
      </text:list>
      <text:p text:style-name="P39"/>
      <text:h text:style-name="Heading_20_1" text:outline-level="1"/>
      <text:p text:style-name="P5"><text:span text:style-name="T8">7) SCENARI </text:span><text:span text:style-name="T10">APERTI</text:span><text:span text:style-name="T8"> E CONCLUSIONI</text:span></text:p>
      <text:list xml:id="list231611988743793" text:continue-list="list1163253041" text:style-name="L5">
        <text:list-item>
          <text:p text:style-name="P51">oltre la predizione di strutture</text:p>
          <text:list>
            <text:list-item>
              <text:p text:style-name="P52">drug <text:span text:style-name="T32">design, drug discovery</text:span></text:p>
              <text:list>
                <text:list-item>
                  <text:p text:style-name="P53">structure-based drug discovery<text:tab/></text:p>
                </text:list-item>
                <text:list-item>
                  <text:p text:style-name="P53">accurate protein design, design inverso</text:p>
                </text:list-item>
              </text:list>
            </text:list-item>
            <text:list-item>
              <text:p text:style-name="P54">la predizione della struttura non fa fare un passo enorme nel drug discovery <text:span text:style-name="T36">(derek lowe)</text:span></text:p>
            </text:list-item>
          </text:list>
        </text:list-item>
      </text:list>
      <text:p text:style-name="P4"/>
      <text:list xml:id="list231611205199881" text:continue-numbering="true" text:style-name="L5">
        <text:list-item>
          <text:p text:style-name="P55">filosofia scienza:</text:p>
          <text:list>
            <text:list-item>
              <text:p text:style-name="P56">si sta andando in una direzione troppo data-centric?</text:p>
            </text:list-item>
            <text:list-item>
              <text:p text:style-name="P58">etica ricerca</text:p>
              <text:list>
                <text:list-item>
                  <text:p text:style-name="P58">fare soldi su ricerche pubbliche</text:p>
                </text:list-item>
                <text:list-item>
                  <text:p text:style-name="P55">Modelli complessi e troppe risorse computazionali</text:p>
                </text:list-item>
              </text:list>
            </text:list-item>
          </text:list>
          <text:p text:style-name="P59"/>
        </text:list-item>
        <text:list-item>
          <text:p text:style-name="P59">impatto di AlphaFold e AlphaFold DB sulle scienze della vita</text:p>
          <text:list>
            <text:list-item>
              <text:p text:style-name="P110">il problema del protein folding non è risolto</text:p>
              <text:list>
                <text:list-item>
                  <text:p text:style-name="P134">psp vs protein folding</text:p>
                </text:list-item>
                <text:list-item>
                  <text:p text:style-name="P134">af2 ci aiuta a capire il folding? Le reti neruali fanno tutt’altro?</text:p>
                </text:list-item>
              </text:list>
            </text:list-item>
            <text:list-item>
              <text:p text:style-name="P53">quanto tempo ci vuole per usarlo? Risorse?</text:p>
            </text:list-item>
            <text:list-item>
              <text:p text:style-name="P53">Cosa significa per la bioinformatica strutturale?</text:p>
              <text:list>
                <text:list-item>
                  <text:p text:style-name="P53">Concentrarsi su altri problemi</text:p>
                </text:list-item>
                <text:list-item>
                  <text:p text:style-name="P60">protein movement, protein-protein interaction (docking), protein folding process, protein-ligand docking</text:p>
                </text:list-item>
                <text:list-item>
                  <text:p text:style-name="P60">CAPRI</text:p>
                </text:list-item>
              </text:list>
            </text:list-item>
            <text:list-item>
              <text:p text:style-name="P61">AlphaFold e covid-19</text:p>
            </text:list-item>
            <text:list-item>
              <text:p text:style-name="P57"><text:span text:style-name="T21">etic</text:span><text:span text:style-name="T35">a</text:span><text:span text:style-name="T21">: </text:span><text:span text:style-name="T34">rischi</text:span></text:p>
              <text:p text:style-name="P135"/>
            </text:list-item>
          </text:list>
        </text:list-item>
      </text:list>
      <text:p text:style-name="P18"/>
      <text:p text:style-name="P18"/>
      <text:p text:style-name="P19">citazioni</text:p>
      <text:p text:style-name="P19">- Dalai Lama – universo in un singolo atomo</text:p>
      <text:p text:style-name="P19">- Pirsig</text:p>
      <text:p text:style-name="P19">- Varela</text:p>
      <text:p text:style-name="P20">- Luisi</text:p>
      <text:p text:style-name="P20">- (Capra)</text:p>
      <text:p text:style-name="P20"/>
      <text:p text:style-name="P22">Cose carucce da aggiungere</text:p>
      <text:p text:style-name="P21">- <text:span text:style-name="T27">kunh (nelle </text:span><text:span text:style-name="T29">considerazioni epistemplogiche</text:span><text:span text:style-name="T27">)</text:span></text:p>
      <text:p text:style-name="P21"/>
      <text:p text:style-name="P21">-<text:span text:style-name="T33">secondary structure prediction</text:span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2-11T23:16:10.627043503</dc:date>
    <meta:editing-duration>P2DT5H16M37S</meta:editing-duration>
    <meta:editing-cycles>73</meta:editing-cycles>
    <meta:generator>LibreOffice/7.3.0.3$Linux_X86_64 LibreOffice_project/30$Build-3</meta:generator>
    <meta:document-statistic meta:table-count="0" meta:image-count="0" meta:object-count="0" meta:page-count="13" meta:paragraph-count="479" meta:word-count="2989" meta:character-count="18032" meta:non-whitespace-character-count="15910"/>
  </office:meta>
</office:document-meta>
</file>